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Arial1" svg:font-family="Arial" style:font-family-generic="roman"/>
    <style:font-face style:name="Droid Sans Fallback1" svg:font-family="'Droid Sans Fallback'" style:font-pitch="variable"/>
    <style:font-face style:name="FreeSans" svg:font-family="Free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style:text-properties fo:font-size="18pt" style:font-size-asian="18pt" style:font-size-complex="18pt"/>
    </style:style>
    <style:style style:name="P3" style:family="paragraph" style:parent-style-name="Standard">
      <style:text-properties style:font-name="Times New Roman" style:font-name-complex="Times New Roman"/>
    </style:style>
    <style:style style:name="P4" style:family="paragraph" style:parent-style-name="Standard">
      <style:paragraph-properties fo:orphans="2" fo:widows="2"/>
      <style:text-properties style:font-name="Times New Roman" style:font-name-complex="Times New Roman"/>
    </style:style>
    <style:style style:name="P5" style:family="paragraph" style:parent-style-name="Standard" style:list-style-name="WW8Num2">
      <style:paragraph-properties fo:orphans="2" fo:widows="2"/>
      <style:text-properties style:font-name="Times New Roman" style:font-name-complex="Times New Roman"/>
    </style:style>
    <style:style style:name="P6" style:family="paragraph" style:parent-style-name="Standard" style:list-style-name="WW8Num2">
      <style:text-properties style:font-name="Times New Roman" style:font-name-complex="Times New Roman"/>
    </style:style>
    <style:style style:name="P7" style:family="paragraph" style:parent-style-name="Standard">
      <style:paragraph-properties fo:margin-top="0.8335in" fo:margin-bottom="0.1665in" fo:text-align="center" style:justify-single-word="false"/>
    </style:style>
    <style:style style:name="P8" style:family="paragraph" style:parent-style-name="Standard" style:master-page-name="Standard">
      <style:paragraph-properties fo:margin-top="0.8335in" fo:margin-bottom="0.1665in" fo:text-align="center" style:justify-single-word="false" style:page-number="auto"/>
    </style:style>
    <style:style style:name="P9" style:family="paragraph" style:parent-style-name="Standard">
      <style:paragraph-properties fo:margin-top="0.0835in" fo:margin-bottom="0in">
        <style:tab-stops>
          <style:tab-stop style:position="6.5in" style:type="right" style:leader-style="dotted" style:leader-text="."/>
        </style:tab-stops>
      </style:paragraph-properties>
    </style:style>
    <style:style style:name="P10" style:family="paragraph" style:parent-style-name="Standard">
      <style:paragraph-properties fo:margin-left="0.25in" fo:margin-right="0in" fo:text-indent="0in" style:auto-text-indent="false"/>
    </style:style>
    <style:style style:name="P11" style:family="paragraph" style:parent-style-name="Standard">
      <style:paragraph-properties fo:margin-left="0.25in" fo:margin-right="0in" fo:text-indent="0in" style:auto-text-indent="false">
        <style:tab-stops>
          <style:tab-stop style:position="6.4929in" style:type="right" style:leader-style="dotted" style:leader-text="."/>
        </style:tab-stops>
      </style:paragraph-properties>
    </style:style>
    <style:style style:name="P12" style:family="paragraph" style:parent-style-name="Standard">
      <style:paragraph-properties fo:margin-left="0.25in" fo:margin-right="0in" fo:text-indent="0in" style:auto-text-indent="false">
        <style:tab-stops>
          <style:tab-stop style:position="6.5in" style:type="right" style:leader-style="dotted" style:leader-text="."/>
        </style:tab-stops>
      </style:paragraph-properties>
    </style:style>
    <style:style style:name="P13" style:family="paragraph" style:parent-style-name="Standard">
      <style:paragraph-properties fo:margin-left="0.25in" fo:margin-right="0in" fo:text-indent="0in" style:auto-text-indent="false">
        <style:tab-stops>
          <style:tab-stop style:position="6.5in" style:type="right" style:leader-style="dotted" style:leader-text="."/>
        </style:tab-stops>
      </style:paragraph-properties>
      <style:text-properties style:font-name="Times New Roman" style:font-name-complex="Times New Roman"/>
    </style:style>
    <style:style style:name="P14" style:family="paragraph" style:parent-style-name="Standard">
      <style:paragraph-properties fo:margin-left="0.25in" fo:margin-right="0in" fo:orphans="2" fo:widows="2" fo:text-indent="0in" style:auto-text-indent="false"/>
      <style:text-properties style:font-name="Times New Roman" style:font-name-complex="Times New Roman"/>
    </style:style>
    <style:style style:name="P15" style:family="paragraph" style:parent-style-name="Standard">
      <style:paragraph-properties fo:margin-left="0.25in" fo:margin-right="0in" fo:margin-top="0in" fo:margin-bottom="0.1665in" fo:text-indent="0in" style:auto-text-indent="false"/>
      <style:text-properties style:font-name="Times New Roman" style:font-name-complex="Times New Roman"/>
    </style:style>
    <style:style style:name="P16" style:family="paragraph" style:parent-style-name="Standard">
      <style:paragraph-properties fo:margin-left="0.25in" fo:margin-right="0in" fo:margin-top="0in" fo:margin-bottom="0.1665in" fo:text-indent="0in" style:auto-text-indent="false">
        <style:tab-stops>
          <style:tab-stop style:position="0.5in"/>
        </style:tab-stops>
      </style:paragraph-properties>
      <style:text-properties style:font-name="Times New Roman" style:font-name-complex="Times New Roman"/>
    </style:style>
    <style:style style:name="P17" style:family="paragraph" style:parent-style-name="Standard">
      <style:paragraph-properties fo:margin-left="0.25in" fo:margin-right="0in" fo:margin-top="0in" fo:margin-bottom="0.0417in" fo:text-indent="0in" style:auto-text-indent="false">
        <style:tab-stops>
          <style:tab-stop style:position="0.5in"/>
        </style:tab-stops>
      </style:paragraph-properties>
      <style:text-properties style:font-name="Times New Roman" style:font-name-complex="Times New Roman"/>
    </style:style>
    <style:style style:name="P18" style:family="paragraph" style:parent-style-name="Standard">
      <style:paragraph-properties fo:margin-left="0.1874in" fo:margin-right="0in" fo:text-indent="0.0102in" style:auto-text-indent="false"/>
      <style:text-properties style:font-name="Times New Roman" style:font-name-complex="Times New Roman"/>
    </style:style>
    <style:style style:name="P19" style:family="paragraph" style:parent-style-name="Standard" style:list-style-name="WW8Num11">
      <style:paragraph-properties fo:margin-left="0.6299in" fo:margin-right="0in" fo:margin-top="0in" fo:margin-bottom="0.0417in" fo:text-indent="-0.3799in" style:auto-text-indent="false">
        <style:tab-stops>
          <style:tab-stop style:position="0.5in"/>
        </style:tab-stops>
      </style:paragraph-properties>
    </style:style>
    <style:style style:name="P20" style:family="paragraph" style:parent-style-name="Standard" style:list-style-name="WW8Num11">
      <style:paragraph-properties fo:margin-left="0.6299in" fo:margin-right="0in" fo:margin-top="0in" fo:margin-bottom="0.0417in" fo:text-indent="-0.3799in" style:auto-text-indent="false">
        <style:tab-stops>
          <style:tab-stop style:position="0.5in"/>
        </style:tab-stops>
      </style:paragraph-properties>
      <style:text-properties style:font-name="Times New Roman" style:font-name-complex="Times New Roman"/>
    </style:style>
    <style:style style:name="P21" style:family="paragraph" style:parent-style-name="Standard" style:list-style-name="WW8Num7">
      <style:paragraph-properties fo:margin-left="0.6299in" fo:margin-right="0in" fo:margin-top="0in" fo:margin-bottom="0.0835in" fo:text-indent="-0.3799in" style:auto-text-indent="false">
        <style:tab-stops>
          <style:tab-stop style:position="0.5in"/>
        </style:tab-stops>
      </style:paragraph-properties>
    </style:style>
    <style:style style:name="P22" style:family="paragraph" style:parent-style-name="Standard">
      <style:paragraph-properties fo:margin-top="0in" fo:margin-bottom="0.0417in">
        <style:tab-stops>
          <style:tab-stop style:position="0.5in"/>
        </style:tab-stops>
      </style:paragraph-properties>
      <style:text-properties style:font-name="Times New Roman" style:font-name-complex="Times New Roman"/>
    </style:style>
    <style:style style:name="P23" style:family="paragraph" style:parent-style-name="Standard">
      <style:paragraph-properties fo:margin-top="0in" fo:margin-bottom="0.0417in" fo:padding-left="0in" fo:padding-right="0in" fo:padding-top="0in" fo:padding-bottom="0.0417in" fo:border-left="none" fo:border-right="none" fo:border-top="none" fo:border-bottom="0.74pt solid #000000">
        <style:tab-stops>
          <style:tab-stop style:position="0.5in"/>
        </style:tab-stops>
      </style:paragraph-properties>
      <style:text-properties style:font-name-complex="Times New Roman"/>
    </style:style>
    <style:style style:name="P24" style:family="paragraph" style:parent-style-name="Standard">
      <style:paragraph-properties fo:margin-top="0in" fo:margin-bottom="0.0417in" fo:padding-left="0in" fo:padding-right="0in" fo:padding-top="0in" fo:padding-bottom="0.0417in" fo:border-left="none" fo:border-right="none" fo:border-top="none" fo:border-bottom="0.74pt solid #000000">
        <style:tab-stops>
          <style:tab-stop style:position="0.5in"/>
        </style:tab-stops>
      </style:paragraph-properties>
      <style:text-properties fo:font-size="16pt" fo:font-weight="bold" style:letter-kerning="true" style:font-size-asian="16pt" style:font-weight-asian="bold" style:font-size-complex="16pt" style:font-weight-complex="bold"/>
    </style:style>
    <style:style style:name="P25" style:family="paragraph" style:parent-style-name="Standard">
      <style:paragraph-properties fo:margin-left="0.5in" fo:margin-right="0in" fo:text-indent="0in" style:auto-text-indent="false"/>
      <style:text-properties style:font-name="Times New Roman" style:font-name-complex="Times New Roman"/>
    </style:style>
    <style:style style:name="P26" style:family="paragraph" style:parent-style-name="Standard">
      <style:paragraph-properties fo:margin-left="0.5in" fo:margin-right="0in" fo:orphans="2" fo:widows="2" fo:text-indent="0in" style:auto-text-indent="false"/>
      <style:text-properties style:font-name="Times New Roman" style:font-name-complex="Times New Roman"/>
    </style:style>
    <style:style style:name="P27" style:family="paragraph" style:parent-style-name="Standard">
      <style:paragraph-properties fo:margin-left="0.5in" fo:margin-right="0in" fo:orphans="2" fo:widows="2" fo:text-indent="0in" style:auto-text-indent="false"/>
    </style:style>
    <style:style style:name="P28" style:family="paragraph" style:parent-style-name="Standard">
      <style:paragraph-properties fo:margin-left="0.5in" fo:margin-right="0in" fo:orphans="2" fo:widows="2" fo:text-indent="0in" style:auto-text-indent="false"/>
      <style:text-properties style:font-name="Courier New" fo:font-size="10pt" style:font-size-asian="10pt" style:font-name-complex="Courier New" style:font-size-complex="10pt"/>
    </style:style>
    <style:style style:name="P29" style:family="paragraph" style:parent-style-name="Standard">
      <style:paragraph-properties fo:margin-left="0.5in" fo:margin-right="0in" fo:margin-top="0in" fo:margin-bottom="0.0417in" fo:text-indent="0in" style:auto-text-indent="false">
        <style:tab-stops>
          <style:tab-stop style:position="0.5in"/>
        </style:tab-stops>
      </style:paragraph-properties>
      <style:text-properties style:font-name="Times New Roman" style:font-name-complex="Times New Roman"/>
    </style:style>
    <style:style style:name="P30" style:family="paragraph" style:parent-style-name="Standard" style:list-style-name="WW8Num12">
      <style:paragraph-properties fo:margin-left="0.5in" fo:margin-right="0in" fo:margin-top="0in" fo:margin-bottom="0.0417in" fo:text-indent="-0.25in" style:auto-text-indent="false">
        <style:tab-stops>
          <style:tab-stop style:position="0.5in"/>
        </style:tab-stops>
      </style:paragraph-properties>
    </style:style>
    <style:style style:name="P31" style:family="paragraph" style:parent-style-name="Standard" style:list-style-name="WW8Num8">
      <style:paragraph-properties fo:margin-left="0.5in" fo:margin-right="0in" fo:margin-top="0in" fo:margin-bottom="0.0417in" fo:text-indent="-0.25in" style:auto-text-indent="false">
        <style:tab-stops>
          <style:tab-stop style:position="0.5in"/>
        </style:tab-stops>
      </style:paragraph-properties>
    </style:style>
    <style:style style:name="P32" style:family="paragraph" style:parent-style-name="Standard" style:list-style-name="WW8Num6">
      <style:paragraph-properties fo:margin-left="0.5in" fo:margin-right="0in" fo:margin-top="0in" fo:margin-bottom="0.0417in" fo:text-indent="-0.25in" style:auto-text-indent="false">
        <style:tab-stops>
          <style:tab-stop style:position="0.5in"/>
        </style:tab-stops>
      </style:paragraph-properties>
    </style:style>
    <style:style style:name="P33" style:family="paragraph" style:parent-style-name="Standard" style:list-style-name="WW8Num3">
      <style:paragraph-properties fo:margin-left="0.5in" fo:margin-right="0in" fo:margin-top="0in" fo:margin-bottom="0.0417in" fo:text-indent="-0.25in" style:auto-text-indent="false">
        <style:tab-stops>
          <style:tab-stop style:position="0.5in"/>
        </style:tab-stops>
      </style:paragraph-properties>
    </style:style>
    <style:style style:name="P34" style:family="paragraph" style:parent-style-name="Standard" style:list-style-name="WW8Num12">
      <style:paragraph-properties fo:margin-left="0.5in" fo:margin-right="0in" fo:margin-top="0in" fo:margin-bottom="0.0417in" fo:text-indent="-0.25in" style:auto-text-indent="false">
        <style:tab-stops>
          <style:tab-stop style:position="0.5in"/>
        </style:tab-stops>
      </style:paragraph-properties>
      <style:text-properties style:font-name="Times New Roman" style:font-name-complex="Times New Roman"/>
    </style:style>
    <style:style style:name="P35" style:family="paragraph" style:parent-style-name="Standard" style:list-style-name="WW8Num8">
      <style:paragraph-properties fo:margin-left="0.5in" fo:margin-right="0in" fo:margin-top="0in" fo:margin-bottom="0.0417in" fo:text-indent="-0.25in" style:auto-text-indent="false">
        <style:tab-stops>
          <style:tab-stop style:position="0.5in"/>
        </style:tab-stops>
      </style:paragraph-properties>
      <style:text-properties style:font-name="Times New Roman" style:font-name-complex="Times New Roman"/>
    </style:style>
    <style:style style:name="P36" style:family="paragraph" style:parent-style-name="Standard" style:list-style-name="WW8Num6">
      <style:paragraph-properties fo:margin-left="0.5in" fo:margin-right="0in" fo:margin-top="0in" fo:margin-bottom="0.0417in" fo:text-indent="-0.25in" style:auto-text-indent="false">
        <style:tab-stops>
          <style:tab-stop style:position="0.5in"/>
        </style:tab-stops>
      </style:paragraph-properties>
      <style:text-properties style:font-name="Times New Roman" style:font-name-complex="Times New Roman"/>
    </style:style>
    <style:style style:name="P37" style:family="paragraph" style:parent-style-name="Standard" style:list-style-name="WW8Num14">
      <style:paragraph-properties fo:margin-left="0.5in" fo:margin-right="0in" fo:margin-top="0in" fo:margin-bottom="0.0417in" fo:text-indent="-0.25in" style:auto-text-indent="false">
        <style:tab-stops>
          <style:tab-stop style:position="0.5in"/>
        </style:tab-stops>
      </style:paragraph-properties>
      <style:text-properties style:font-name="Times New Roman" style:font-name-complex="Times New Roman"/>
    </style:style>
    <style:style style:name="P38" style:family="paragraph" style:parent-style-name="Standard" style:list-style-name="WW8Num3">
      <style:paragraph-properties fo:margin-left="0.5in" fo:margin-right="0in" fo:margin-top="0in" fo:margin-bottom="0.0417in" fo:text-indent="-0.25in" style:auto-text-indent="false">
        <style:tab-stops>
          <style:tab-stop style:position="0.5in"/>
        </style:tab-stops>
      </style:paragraph-properties>
      <style:text-properties style:font-name="Times New Roman" style:font-name-complex="Times New Roman"/>
    </style:style>
    <style:style style:name="P39" style:family="paragraph" style:parent-style-name="Standard" style:list-style-name="L1">
      <style:paragraph-properties fo:margin-left="0.5in" fo:margin-right="0in" fo:margin-top="0in" fo:margin-bottom="0.1665in" fo:text-indent="-0.25in" style:auto-text-indent="false" fo:keep-with-next="always">
        <style:tab-stops>
          <style:tab-stop style:position="0.5in"/>
        </style:tab-stops>
      </style:paragraph-properties>
    </style:style>
    <style:style style:name="P40" style:family="paragraph" style:parent-style-name="Standard" style:list-style-name="L1">
      <style:paragraph-properties fo:margin-left="0.5in" fo:margin-right="0in" fo:margin-top="0in" fo:margin-bottom="0.1665in" fo:text-indent="-0.25in" style:auto-text-indent="false">
        <style:tab-stops>
          <style:tab-stop style:position="0.5in"/>
        </style:tab-stops>
      </style:paragraph-properties>
    </style:style>
    <style:style style:name="P41" style:family="paragraph" style:parent-style-name="Standard">
      <style:paragraph-properties fo:margin-left="0.25in" fo:margin-right="0.25in" fo:text-indent="0in" style:auto-text-indent="false" fo:background-color="#c0c0c0" fo:padding="0.0555in" fo:border="0.74pt dotted #000000">
        <style:background-image/>
      </style:paragraph-properties>
    </style:style>
    <style:style style:name="P42" style:family="paragraph" style:parent-style-name="Standard">
      <style:paragraph-properties fo:margin-left="0.25in" fo:margin-right="0.25in" fo:text-indent="0in" style:auto-text-indent="false" fo:background-color="#c0c0c0" fo:padding="0.0555in" fo:border="0.74pt dotted #000000">
        <style:background-image/>
      </style:paragraph-properties>
      <style:text-properties style:font-name="Courier New" fo:font-size="9pt" style:font-size-asian="9pt" style:font-name-complex="Courier New" style:font-size-complex="9pt"/>
    </style:style>
    <style:style style:name="P43" style:family="paragraph" style:parent-style-name="Standard">
      <style:paragraph-properties fo:margin-left="0.25in" fo:margin-right="0.25in" fo:text-indent="0in" style:auto-text-indent="false" fo:background-color="#c0c0c0" fo:padding="0.0555in" fo:border="0.74pt dotted #000000">
        <style:background-image/>
      </style:paragraph-properties>
      <style:text-properties style:font-name="Courier New" fo:font-size="11pt" style:font-size-asian="11pt" style:font-name-complex="Courier New" style:font-size-complex="11pt"/>
    </style:style>
    <style:style style:name="P44" style:family="paragraph" style:parent-style-name="Standard">
      <style:paragraph-properties fo:margin-left="0.25in" fo:margin-right="0.25in" fo:text-indent="0in" style:auto-text-indent="false" fo:background-color="#c0c0c0" fo:padding="0.0555in" fo:border="0.74pt dotted #000000">
        <style:background-image/>
      </style:paragraph-properties>
      <style:text-properties style:font-name="Courier New" style:font-name-complex="Courier New"/>
    </style:style>
    <style:style style:name="P45" style:family="paragraph" style:parent-style-name="Standard">
      <style:paragraph-properties fo:margin-left="0.25in" fo:margin-right="0.25in" fo:margin-top="0in" fo:margin-bottom="0.1665in" fo:text-indent="0in" style:auto-text-indent="false" fo:background-color="#c0c0c0" fo:padding="0.0555in" fo:border="0.74pt dotted #000000">
        <style:background-image/>
      </style:paragraph-properties>
    </style:style>
    <style:style style:name="P46" style:family="paragraph" style:parent-style-name="Standard" style:list-style-name="WW8Num13">
      <style:paragraph-properties fo:margin-left="0.6252in" fo:margin-right="0in" fo:margin-top="0.0835in" fo:margin-bottom="0.0417in" fo:text-indent="-0.3752in" style:auto-text-indent="false">
        <style:tab-stops>
          <style:tab-stop style:position="0.5in"/>
        </style:tab-stops>
      </style:paragraph-properties>
    </style:style>
    <style:style style:name="P47" style:family="paragraph" style:parent-style-name="Standard" style:list-style-name="WW8Num13">
      <style:paragraph-properties fo:margin-left="0.6252in" fo:margin-right="0in" fo:margin-top="0in" fo:margin-bottom="0.0417in" fo:text-indent="-0.3752in" style:auto-text-indent="false">
        <style:tab-stops>
          <style:tab-stop style:position="0.5in"/>
        </style:tab-stops>
      </style:paragraph-properties>
    </style:style>
    <style:style style:name="P48" style:family="paragraph" style:parent-style-name="Standard" style:list-style-name="WW8Num4">
      <style:paragraph-properties fo:margin-left="0.6252in" fo:margin-right="0in" fo:margin-top="0in" fo:margin-bottom="0.0417in" fo:text-indent="-0.3752in" style:auto-text-indent="false">
        <style:tab-stops>
          <style:tab-stop style:position="0.5in"/>
        </style:tab-stops>
      </style:paragraph-properties>
    </style:style>
    <style:style style:name="P49" style:family="paragraph" style:parent-style-name="Standard" style:list-style-name="WW8Num13">
      <style:paragraph-properties fo:margin-left="0.6252in" fo:margin-right="0in" fo:margin-top="0in" fo:margin-bottom="0.0417in" fo:text-indent="-0.3752in" style:auto-text-indent="false">
        <style:tab-stops>
          <style:tab-stop style:position="0.5in"/>
        </style:tab-stops>
      </style:paragraph-properties>
      <style:text-properties style:font-name="Times New Roman" style:font-name-complex="Times New Roman"/>
    </style:style>
    <style:style style:name="P50" style:family="paragraph" style:parent-style-name="Standard" style:list-style-name="WW8Num4">
      <style:paragraph-properties fo:margin-left="0.6252in" fo:margin-right="0in" fo:margin-top="0in" fo:margin-bottom="0.0417in" fo:text-indent="-0.3752in" style:auto-text-indent="false">
        <style:tab-stops>
          <style:tab-stop style:position="0.5in"/>
        </style:tab-stops>
      </style:paragraph-properties>
      <style:text-properties style:font-name="Times New Roman" style:font-name-complex="Times New Roman"/>
    </style:style>
    <style:style style:name="P51" style:family="paragraph" style:parent-style-name="Standard" style:list-style-name="WW8Num7">
      <style:paragraph-properties fo:margin-left="0.6252in" fo:margin-right="0in" fo:margin-top="0in" fo:margin-bottom="0.0417in" fo:text-indent="-0.3752in" style:auto-text-indent="false">
        <style:tab-stops>
          <style:tab-stop style:position="0.5in"/>
        </style:tab-stops>
      </style:paragraph-properties>
      <style:text-properties style:font-name="Times New Roman" style:font-name-complex="Times New Roman"/>
    </style:style>
    <style:style style:name="P52" style:family="paragraph" style:parent-style-name="Standard" style:list-style-name="WW8Num9">
      <style:paragraph-properties fo:margin-left="0.6252in" fo:margin-right="0in" fo:margin-top="0in" fo:margin-bottom="0.0417in" fo:text-indent="-0.3752in" style:auto-text-indent="false">
        <style:tab-stops>
          <style:tab-stop style:position="0.5in"/>
        </style:tab-stops>
      </style:paragraph-properties>
      <style:text-properties style:font-name="Times New Roman" style:font-name-complex="Times New Roman"/>
    </style:style>
    <style:style style:name="P53" style:family="paragraph" style:parent-style-name="Standard" style:list-style-name="WW8Num14">
      <style:paragraph-properties fo:margin-left="0.5102in" fo:margin-right="0in" fo:margin-top="0in" fo:margin-bottom="0.0417in" fo:text-indent="-0.1874in" style:auto-text-indent="false"/>
      <style:text-properties style:font-name="Times New Roman" style:font-name-complex="Times New Roman"/>
    </style:style>
    <style:style style:name="P54" style:family="paragraph" style:parent-style-name="Standard" style:list-style-name="WW8Num14">
      <style:paragraph-properties fo:margin-left="0.5in" fo:margin-right="0in" fo:text-indent="-0.198in" style:auto-text-indent="false"/>
      <style:text-properties style:font-name="Times New Roman" style:letter-kerning="true" style:font-name-complex="Times New Roman"/>
    </style:style>
    <style:style style:name="P55" style:family="paragraph" style:parent-style-name="Standard">
      <style:paragraph-properties fo:margin-left="0.1882in" fo:margin-right="0.1882in" fo:text-indent="0in" style:auto-text-indent="false" fo:background-color="#c0c0c0" fo:padding="0.0138in" fo:border="0.74pt dotted #000000">
        <style:background-image/>
      </style:paragraph-properties>
    </style:style>
    <style:style style:name="P56" style:family="paragraph" style:parent-style-name="Standard">
      <style:paragraph-properties fo:margin-left="0.1882in" fo:margin-right="0.1882in" fo:orphans="2" fo:widows="2" fo:text-indent="0in" style:auto-text-indent="false" fo:background-color="#c0c0c0" fo:padding="0.0138in" fo:border="0.74pt dotted #000000">
        <style:background-image/>
      </style:paragraph-properties>
    </style:style>
    <style:style style:name="P57" style:family="paragraph" style:parent-style-name="Standard">
      <style:paragraph-properties fo:margin-left="0.1882in" fo:margin-right="0.1882in" fo:text-indent="0in" style:auto-text-indent="false" fo:background-color="#c0c0c0" fo:padding="0.0138in" fo:border="0.74pt dotted #000000">
        <style:background-image/>
      </style:paragraph-properties>
      <style:text-properties style:font-name="Courier New" fo:font-size="9pt" style:font-size-asian="9pt" style:font-name-complex="Courier New" style:font-size-complex="9pt"/>
    </style:style>
    <style:style style:name="P58" style:family="paragraph" style:parent-style-name="Standard">
      <style:paragraph-properties fo:margin-left="0.1882in" fo:margin-right="0.1882in" fo:orphans="2" fo:widows="2" fo:text-indent="0in" style:auto-text-indent="false" fo:background-color="#c0c0c0" fo:padding="0.0138in" fo:border="0.74pt dotted #000000">
        <style:background-image/>
      </style:paragraph-properties>
      <style:text-properties style:font-name="Courier New" fo:font-size="9pt" style:font-size-asian="9pt" style:font-name-complex="Courier New" style:font-size-complex="9pt"/>
    </style:style>
    <style:style style:name="P59" style:family="paragraph" style:parent-style-name="Standard">
      <style:paragraph-properties fo:margin-left="0.6252in" fo:margin-right="0.25in" fo:text-indent="0in" style:auto-text-indent="false" fo:background-color="#c0c0c0" fo:padding="0.0555in" fo:border="0.74pt dotted #000000">
        <style:background-image/>
      </style:paragraph-properties>
    </style:style>
    <style:style style:name="P60" style:family="paragraph" style:parent-style-name="Standard">
      <style:paragraph-properties fo:margin-left="0.6252in" fo:margin-right="0.25in" fo:text-indent="0in" style:auto-text-indent="false" fo:background-color="#c0c0c0" fo:padding="0.0555in" fo:border="0.74pt dotted #000000">
        <style:background-image/>
      </style:paragraph-properties>
      <style:text-properties style:font-name="Courier New" fo:font-size="11pt" style:font-size-asian="11pt" style:font-name-complex="Courier New" style:font-size-complex="11pt"/>
    </style:style>
    <style:style style:name="P61" style:family="paragraph" style:parent-style-name="Standard">
      <style:paragraph-properties fo:margin-left="0.198in" fo:margin-right="0in" fo:margin-top="0in" fo:margin-bottom="0.0417in" fo:text-indent="0in" style:auto-text-indent="false">
        <style:tab-stops>
          <style:tab-stop style:position="0.5in"/>
        </style:tab-stops>
      </style:paragraph-properties>
      <style:text-properties style:font-name="Times New Roman" style:letter-kerning="true" style:font-name-complex="Times New Roman"/>
    </style:style>
    <style:style style:name="P62" style:family="paragraph" style:parent-style-name="Standard">
      <style:paragraph-properties fo:margin-left="0.25in" fo:margin-right="0in" fo:orphans="2" fo:widows="2" fo:text-indent="0.25in" style:auto-text-indent="false"/>
    </style:style>
    <style:style style:name="P63" style:family="paragraph" style:parent-style-name="Standard">
      <style:paragraph-properties fo:margin-left="0in" fo:margin-right="0in" fo:orphans="2" fo:widows="2" fo:text-indent="0.5in" style:auto-text-indent="false"/>
    </style:style>
    <style:style style:name="P64" style:family="paragraph" style:parent-style-name="Standard">
      <style:paragraph-properties fo:margin-left="0in" fo:margin-right="0in" fo:orphans="2" fo:widows="2" fo:text-indent="0.5in" style:auto-text-indent="false"/>
      <style:text-properties style:font-name="Courier New" fo:font-size="10pt" style:font-size-asian="10pt" style:font-name-complex="Courier New" style:font-size-complex="10pt"/>
    </style:style>
    <style:style style:name="P65" style:family="paragraph" style:parent-style-name="Standard">
      <style:paragraph-properties fo:margin-top="0in" fo:margin-bottom="0.1665in">
        <style:tab-stops>
          <style:tab-stop style:position="0.5in"/>
        </style:tab-stops>
      </style:paragraph-properties>
    </style:style>
    <style:style style:name="P66" style:family="paragraph" style:parent-style-name="Heading_20_1">
      <style:paragraph-properties fo:margin-top="0.25in" fo:margin-bottom="0.0835in" fo:padding-left="0in" fo:padding-right="0in" fo:padding-top="0in" fo:padding-bottom="0.0138in" fo:border-left="none" fo:border-right="none" fo:border-top="none" fo:border-bottom="0.74pt solid #000000" fo:keep-with-next="always"/>
    </style:style>
    <style:style style:name="P67" style:family="paragraph" style:parent-style-name="Heading_20_1">
      <style:paragraph-properties fo:margin-top="0.25in" fo:margin-bottom="0.0835in" fo:padding-left="0in" fo:padding-right="0in" fo:padding-top="0in" fo:padding-bottom="0.0138in" fo:border-left="none" fo:border-right="none" fo:border-top="none" fo:border-bottom="0.74pt solid #000000" fo:keep-with-next="always"/>
      <style:text-properties fo:font-size="16pt" fo:font-weight="bold" style:letter-kerning="true" style:font-size-asian="16pt" style:font-weight-asian="bold" style:font-size-complex="16pt" style:font-weight-complex="bold"/>
    </style:style>
    <style:style style:name="P68" style:family="paragraph" style:parent-style-name="Heading_20_1">
      <style:paragraph-properties fo:margin-top="0.25in" fo:margin-bottom="0.0835in" fo:padding-left="0in" fo:padding-right="0in" fo:padding-top="0in" fo:padding-bottom="0.0138in" fo:border-left="none" fo:border-right="none" fo:border-top="none" fo:border-bottom="0.74pt solid #000000"/>
      <style:text-properties fo:font-size="16pt" fo:font-weight="bold" style:letter-kerning="true" style:font-size-asian="16pt" style:font-weight-asian="bold" style:font-size-complex="16pt" style:font-weight-complex="bold"/>
    </style:style>
    <style:style style:name="P69" style:family="paragraph" style:parent-style-name="Heading_20_1">
      <style:paragraph-properties fo:margin-top="0.25in" fo:margin-bottom="0.0835in" fo:break-before="page" fo:padding-left="0in" fo:padding-right="0in" fo:padding-top="0in" fo:padding-bottom="0.0138in" fo:border-left="none" fo:border-right="none" fo:border-top="none" fo:border-bottom="0.74pt solid #000000" fo:keep-with-next="always"/>
      <style:text-properties fo:font-size="16pt" fo:font-weight="bold" style:letter-kerning="true" style:font-size-asian="16pt" style:font-weight-asian="bold" style:font-size-complex="16pt" style:font-weight-complex="bold"/>
    </style:style>
    <style:style style:name="P70" style:family="paragraph" style:parent-style-name="Heading_20_1">
      <style:paragraph-properties fo:break-before="page"/>
      <style:text-properties fo:font-size="14pt" fo:font-style="italic" fo:font-weight="bold" style:font-size-asian="14pt" style:font-style-asian="italic" style:font-weight-asian="bold" style:font-size-complex="14pt" style:font-style-complex="italic" style:font-weight-complex="bold"/>
    </style:style>
    <style:style style:name="P71" style:family="paragraph" style:parent-style-name="Heading_20_1">
      <style:paragraph-properties fo:margin-left="0.0102in" fo:margin-right="0in" fo:margin-top="0.25in" fo:margin-bottom="0.0835in" fo:text-indent="0in" style:auto-text-indent="false" fo:break-before="page" fo:padding-left="0in" fo:padding-right="0in" fo:padding-top="0in" fo:padding-bottom="0.0138in" fo:border-left="none" fo:border-right="none" fo:border-top="none" fo:border-bottom="0.74pt solid #000000" fo:keep-with-next="always">
        <style:tab-stops/>
      </style:paragraph-properties>
    </style:style>
    <style:style style:name="P72" style:family="paragraph" style:parent-style-name="Heading_20_2">
      <style:paragraph-properties fo:margin-top="0.1665in" fo:margin-bottom="0.0835in" fo:keep-with-next="always"/>
    </style:style>
    <style:style style:name="P73" style:family="paragraph" style:parent-style-name="Heading_20_2">
      <style:paragraph-properties fo:margin-top="0.1665in" fo:margin-bottom="0.0835in" fo:keep-with-next="always"/>
      <style:text-properties fo:font-size="14pt" fo:font-style="italic" fo:font-weight="bold" style:font-size-asian="14pt" style:font-style-asian="italic" style:font-weight-asian="bold" style:font-size-complex="14pt" style:font-style-complex="italic" style:font-weight-complex="bold"/>
    </style:style>
    <style:style style:name="P74" style:family="paragraph" style:parent-style-name="Heading_20_2">
      <style:paragraph-properties fo:margin-left="0.3957in" fo:margin-right="0in" fo:margin-top="0.1665in" fo:margin-bottom="0.0835in" fo:text-indent="-0.3957in" style:auto-text-indent="false" fo:keep-with-next="always">
        <style:tab-stops>
          <style:tab-stop style:position="0.5in"/>
        </style:tab-stops>
      </style:paragraph-properties>
      <style:text-properties fo:font-size="14pt" fo:font-style="italic" fo:font-weight="bold" style:letter-kerning="true" style:font-size-asian="14pt" style:font-style-asian="italic" style:font-weight-asian="bold" style:font-size-complex="14pt" style:font-style-complex="italic" style:font-weight-complex="bold"/>
    </style:style>
    <style:style style:name="P75" style:family="paragraph" style:parent-style-name="Footer">
      <style:paragraph-properties fo:text-align="center" style:justify-single-word="false"/>
    </style:style>
    <style:style style:name="P76" style:family="paragraph" style:parent-style-name="Header">
      <style:text-properties fo:language="none" fo:country="none" style:language-asian="none" style:country-asian="none"/>
    </style:style>
    <style:style style:name="P77" style:family="paragraph">
      <style:paragraph-properties style:writing-mode="lr-tb"/>
      <style:text-properties style:font-name="Arial1" fo:font-style="normal" fo:font-weight="normal" style:font-name-asian="Arial1" style:font-name-complex="Arial1"/>
    </style:style>
    <style:style style:name="T1" style:family="text">
      <style:text-properties fo:font-size="36pt" fo:text-shadow="1pt 1pt" fo:font-weight="bold" style:font-size-asian="36pt" style:font-weight-asian="bold" style:font-size-complex="36pt" style:font-weight-complex="bold"/>
    </style:style>
    <style:style style:name="T2" style:family="text">
      <style:text-properties fo:font-size="36pt" fo:text-shadow="1pt 1pt" fo:font-weight="bold" style:font-name-asian="Arial" style:font-size-asian="36pt" style:font-weight-asian="bold" style:font-size-complex="36pt" style:font-weight-complex="bold"/>
    </style:style>
    <style:style style:name="T3" style:family="text">
      <style:text-properties style:font-name-asian="Arial"/>
    </style:style>
    <style:style style:name="T4" style:family="text">
      <style:text-properties fo:font-size="44pt" fo:font-weight="bold" style:font-size-asian="44pt" style:font-weight-asian="bold" style:font-size-complex="44pt" style:font-weight-complex="bold"/>
    </style:style>
    <style:style style:name="T5" style:family="text">
      <style:text-properties fo:font-size="44pt" fo:font-weight="bold" style:font-name-asian="Arial" style:font-size-asian="44pt" style:font-weight-asian="bold" style:font-size-complex="44pt" style:font-weight-complex="bold"/>
    </style:style>
    <style:style style:name="T6" style:family="text">
      <style:text-properties fo:font-size="18pt" style:font-size-asian="18pt" style:font-size-complex="18pt"/>
    </style:style>
    <style:style style:name="T7" style:family="text">
      <style:text-properties fo:font-size="18pt" style:font-name-asian="Arial" style:font-size-asian="18pt" style:font-size-complex="18pt"/>
    </style:style>
    <style:style style:name="T8" style:family="text">
      <style:text-properties fo:font-size="16pt" fo:font-weight="bold" style:letter-kerning="true" style:font-size-asian="16pt" style:font-weight-asian="bold" style:font-size-complex="16pt" style:font-weight-complex="bold"/>
    </style:style>
    <style:style style:name="T9" style:family="text">
      <style:text-properties fo:font-size="16pt" fo:font-weight="bold" style:letter-kerning="true" style:font-name-asian="Arial" style:font-size-asian="16pt" style:font-weight-asian="bold" style:font-size-complex="16pt" style:font-weight-complex="bold"/>
    </style:style>
    <style:style style:name="T10" style:family="text">
      <style:text-properties style:font-name="Times New Roman"/>
    </style:style>
    <style:style style:name="T11" style:family="text">
      <style:text-properties style:font-name="Times New Roman" style:text-underline-style="solid" style:text-underline-width="auto" style:text-underline-color="font-color" style:font-name-complex="Times New Roman"/>
    </style:style>
    <style:style style:name="T12" style:family="text">
      <style:text-properties style:font-name="Times New Roman" style:font-name-complex="Times New Roman"/>
    </style:style>
    <style:style style:name="T13" style:family="text">
      <style:text-properties style:font-name="Times New Roman" style:font-name-complex="Courier New"/>
    </style:style>
    <style:style style:name="T14" style:family="text">
      <style:text-properties style:font-name="Times New Roman" style:letter-kerning="true" style:font-name-complex="Times New Roman"/>
    </style:style>
    <style:style style:name="T15" style:family="text">
      <style:text-properties style:font-name-complex="Times New Roman"/>
    </style:style>
    <style:style style:name="T16" style:family="text">
      <style:text-properties style:font-name="Courier New" style:font-name-complex="Courier New"/>
    </style:style>
    <style:style style:name="T17" style:family="text">
      <style:text-properties style:font-name="Courier New" fo:font-size="9pt" style:font-size-asian="9pt" style:font-name-complex="Courier New" style:font-size-complex="9pt"/>
    </style:style>
    <style:style style:name="T18" style:family="text">
      <style:text-properties style:font-name="Courier New" fo:font-size="9pt" style:font-name-asian="Courier New" style:font-size-asian="9pt" style:font-name-complex="Courier New" style:font-size-complex="9pt"/>
    </style:style>
    <style:style style:name="T19" style:family="text">
      <style:text-properties style:font-name="Courier New" fo:font-size="11pt" style:font-size-asian="11pt" style:font-name-complex="Courier New" style:font-size-complex="11pt"/>
    </style:style>
    <style:style style:name="T20" style:family="text">
      <style:text-properties style:font-name="Courier New" fo:font-size="11pt" style:font-name-asian="Courier New" style:font-size-asian="11pt" style:font-name-complex="Courier New" style:font-size-complex="11pt"/>
    </style:style>
    <style:style style:name="T21" style:family="text">
      <style:text-properties style:font-name="Courier New" style:font-name-asian="Courier New" style:font-name-complex="Courier New"/>
    </style:style>
    <style:style style:name="T22" style:family="text">
      <style:text-properties style:font-name="Courier New" fo:font-size="10pt" style:font-size-asian="10pt" style:font-name-complex="Courier New" style:font-size-complex="10pt"/>
    </style:style>
    <style:style style:name="T23" style:family="text">
      <style:text-properties style:font-name="Courier New" fo:font-size="10pt" style:font-name-asian="Courier New" style:font-size-asian="10pt" style:font-name-complex="Courier New" style:font-size-complex="10pt"/>
    </style:style>
    <style:style style:name="T24" style:family="text">
      <style:text-properties style:font-name="Courier New" style:font-name-complex="Times New Roman"/>
    </style:style>
    <style:style style:name="T25" style:family="text">
      <style:text-properties style:font-name-complex="Courier New"/>
    </style:style>
    <style:style style:name="T26" style:family="text">
      <style:text-properties fo:font-size="14pt" fo:font-style="italic" fo:font-weight="bold" style:font-size-asian="14pt" style:font-style-asian="italic" style:font-weight-asian="bold" style:font-size-complex="14pt" style:font-style-complex="italic" style:font-weight-complex="bold"/>
    </style:style>
    <style:style style:name="T27" style:family="text">
      <style:text-properties fo:font-size="14pt" fo:font-style="italic" fo:font-weight="bold" style:font-name-asian="Arial" style:font-size-asian="14pt" style:font-style-asian="italic" style:font-weight-asian="bold" style:font-size-complex="14pt" style:font-style-complex="italic" style:font-weight-complex="bold"/>
    </style:style>
    <style:style style:name="T28" style:family="text">
      <style:text-properties style:font-name-asian="Courier New"/>
    </style:style>
    <style:style style:name="T29" style:family="text">
      <style:text-properties style:font-name="Courier" style:font-name-asian="Courier" style:font-name-complex="Courier"/>
    </style:style>
    <style:style style:name="T30"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602in" fo:text-indent="-0.25in" fo:margin-left="0.76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style>
    <style:style style:name="gr1" style:family="graphic">
      <style:graphic-properties draw:stroke="none" draw:fill="solid" draw:fill-color="#c0c0c0" draw:opacity="50%" draw:textarea-horizontal-align="center" draw:textarea-vertical-align="middle" draw:auto-grow-height="false" draw:fit-to-size="false" fo:padding-top="0.0902in" fo:padding-bottom="0.0902in" fo:padding-left="0.1736in" fo:padding-right="0.1736in" fo:wrap-option="no-wrap" fo:margin-left="0.1256in" fo:margin-right="0.1256in" style:run-through="background" style:wrap="run-through" style:number-wrapped-paragraphs="no-limit" style:vertical-pos="middle" style:vertical-rel="page-content" style:horizontal-pos="center" style:horizontal-rel="page-cont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FREEDM</text:span><text:span text:style-name="T2"> </text:span><text:span text:style-name="T1">Distributed</text:span><text:span text:style-name="T2"> </text:span><text:span text:style-name="T1">Grid</text:span><text:span text:style-name="T2"> </text:span><text:span text:style-name="T1">Intelligence</text:span><text:span text:style-name="T2"> </text:span><text:span text:style-name="T1">(DGI)</text:span><text:span text:style-name="T2"> </text:span><text:span text:style-name="T1">Subthrust</text:span></text:p>
      <text:p text:style-name="P7"><text:span text:style-name="T4">Coding</text:span><text:span text:style-name="T5"> </text:span><text:span text:style-name="T4">Standards<text:line-break/>Document</text:span></text:p>
      <text:p text:style-name="P1"/>
      <text:p text:style-name="P1"><text:span text:style-name="T6">Bruce</text:span><text:span text:style-name="T7"> </text:span><text:span text:style-name="T6">McMillin</text:span></text:p>
      <text:p text:style-name="P1"><text:span text:style-name="T6">Draft</text:span><text:span text:style-name="T7"> </text:span><text:span text:style-name="T6">9</text:span></text:p>
      <text:p text:style-name="P1"><text:span text:style-name="T7">April </text:span><text:span text:style-name="T6">2012</text:span></text:p>
      <text:p text:style-name="P2"/>
      <text:p text:style-name="P2"/>
      <text:h text:style-name="P66" text:outline-level="1"><text:soft-page-break/><text:span text:style-name="T8">Table</text:span><text:span text:style-name="T9"> </text:span><text:span text:style-name="T8">of</text:span><text:span text:style-name="T9"> </text:span><text:span text:style-name="T8">Contents</text:span></text:h>
      <text:p text:style-name="P9"><text:span text:style-name="T11">Table of Contents</text:span><text:span text:style-name="T12"><text:tab/>2</text:span></text:p>
      <text:p text:style-name="P9"><text:span text:style-name="T11">Introduction</text:span><text:span text:style-name="T12"><text:tab/>3</text:span></text:p>
      <text:p text:style-name="P9"><text:span text:style-name="T11">Variables</text:span><text:span text:style-name="T12"><text:tab/>3</text:span></text:p>
      <text:p text:style-name="P9"><text:span text:style-name="T11">Constants and Definitions</text:span><text:span text:style-name="T12"><text:tab/>3</text:span></text:p>
      <text:p text:style-name="P9"><text:span text:style-name="T11">Files</text:span><text:span text:style-name="T12"><text:tab/>4</text:span></text:p>
      <text:p text:style-name="P11"><text:span text:style-name="T11">Comment Block</text:span><text:span text:style-name="T12"><text:tab/>4</text:span></text:p>
      <text:p text:style-name="P11"><text:span text:style-name="T11">Rules</text:span><text:span text:style-name="T12"><text:tab/>4</text:span></text:p>
      <text:p text:style-name="P9"><text:span text:style-name="T11">Structures</text:span><text:span text:style-name="T12"><text:tab/>5</text:span></text:p>
      <text:p text:style-name="P9"><text:span text:style-name="T11">Classes</text:span><text:span text:style-name="T12"><text:tab/>5</text:span></text:p>
      <text:p text:style-name="P11"><text:span text:style-name="T11">Comment Block</text:span><text:span text:style-name="T12"><text:tab/>5</text:span></text:p>
      <text:p text:style-name="P11"><text:span text:style-name="T11">Rules</text:span><text:span text:style-name="T12"><text:tab/>5</text:span></text:p>
      <text:p text:style-name="P9"><text:span text:style-name="T11">Functions</text:span><text:span text:style-name="T12"><text:tab/>7</text:span></text:p>
      <text:p text:style-name="P11"><text:span text:style-name="T11">Comment Block</text:span><text:span text:style-name="T12"><text:tab/>7</text:span></text:p>
      <text:p text:style-name="P11"><text:span text:style-name="T11">Rules</text:span><text:span text:style-name="T12"><text:tab/>8</text:span></text:p>
      <text:p text:style-name="P9"><text:span text:style-name="T11">Switch Statements</text:span><text:span text:style-name="T12"><text:tab/>9</text:span></text:p>
      <text:p text:style-name="P9"><text:span text:style-name="T11">Loops</text:span><text:span text:style-name="T12"><text:tab/>9</text:span></text:p>
      <text:p text:style-name="P11"><text:span text:style-name="T11">Comment Block</text:span><text:span text:style-name="T12"><text:tab/>9</text:span></text:p>
      <text:p text:style-name="P11"><text:span text:style-name="T11">Rules</text:span><text:span text:style-name="T12"><text:tab/>9</text:span></text:p>
      <text:p text:style-name="P11"><text:span text:style-name="T11">Example of a Fully Developed Loop Comment</text:span><text:span text:style-name="T12"><text:tab/>10</text:span></text:p>
      <text:p text:style-name="P9"><text:span text:style-name="T11">Miscellaneous</text:span><text:span text:style-name="T12"><text:tab/>10</text:span></text:p>
      <text:p text:style-name="P11"><text:span text:style-name="T11">Indentation</text:span><text:span text:style-name="T12"><text:tab/>11</text:span></text:p>
      <text:p text:style-name="P11"><text:span text:style-name="T11">Braces</text:span><text:span text:style-name="T12"><text:tab/>11</text:span></text:p>
      <text:p text:style-name="P12"><text:span text:style-name="T11">Correctness Considerations</text:span><text:span text:style-name="T12"><text:tab/>11</text:span></text:p>
      <text:p text:style-name="P12"><text:span text:style-name="T11">Overall Coding Practices</text:span><text:span text:style-name="T12"><text:tab/>11</text:span></text:p>
      <text:p text:style-name="P12"><text:span text:style-name="T11">Compiler Conventions</text:span><text:span text:style-name="T12"><text:tab/>12</text:span></text:p>
      <text:p text:style-name="P13"/>
      <text:h text:style-name="P69" text:outline-level="1">Introduction</text:h>
      <text:p text:style-name="P18">This document describes the requirements that must be met by all code written for the FREEDM DGI. <text:s/>The use of these coding standards is to promote reusable, reliable, readable, extensible, easily maintainable, cross-platform code that is well commented and documented. <text:s/>The commenting standards presented here are intended to be compatible with the Doxygen documentation tool. <text:s/>This document is a modified version of the coding standards document used for the Caffeine and AI Puzzle framework projects.</text:p>
      <text:p text:style-name="P18"/>
      <text:p text:style-name="P18">In this file, two types of standards will be used. <text:s/>Mandatory standards will be signified by the word “must”, whereas coding suggestions will be given by the word “should”.</text:p>
      <text:p text:style-name="P3"/>
      <text:h text:style-name="P67" text:outline-level="1">Variables</text:h>
      <text:list xml:id="list1277471081" text:style-name="WW8Num11">
        <text:list-item>
          <text:p text:style-name="P19"><text:span text:style-name="T12">All variable names must be in title case, with the exception of the first letter of the name, which should be in lower case. <text:s/>Typically, loop counters do not have to follow this rule.<text:line-break/>Ex: <text:s/></text:span><text:span text:style-name="T16">minVelocity</text:span><text:span text:style-name="T12">, </text:span><text:span text:style-name="T16">maxRecordedVelocity</text:span><text:span text:style-name="T12">, </text:span><text:span text:style-name="T16">speed</text:span><text:span text:style-name="T12">, etc.</text:span></text:p>
        </text:list-item>
        <text:list-item>
          <text:p text:style-name="P20">Variable names must be logical and descriptive.</text:p>
        </text:list-item>
        <text:list-item>
          <text:p text:style-name="P20">Global variables must be avoided. If a value is needed globally, it should be encapsulated in a singleton or contained within a namespace.</text:p>
        </text:list-item>
        <text:list-item>
          <text:p text:style-name="P20">There should be no static variables in class member functions.</text:p>
        </text:list-item>
        <text:list-item>
          <text:p text:style-name="P20">Variable declarations should have some commenting to describe their functionality unless it is very obvious.</text:p>
        </text:list-item>
        <text:list-item>
          <text:p text:style-name="P20">All variable declarations must be made at the beginning of their scope and initializations all done at this point (C style) except for temporary variable usage in C++. </text:p>
        </text:list-item>
        <text:list-item>
          <text:p text:style-name="P20">Variables should be declared in alphabetical order for easiest reading.</text:p>
        </text:list-item>
      </text:list>
      <text:p text:style-name="P22"/>
      <text:h text:style-name="P66" text:outline-level="1"><text:span text:style-name="T8">Constants</text:span><text:span text:style-name="T9"> </text:span><text:span text:style-name="T8">and</text:span><text:span text:style-name="T9"> </text:span><text:span text:style-name="T8">Definitions</text:span></text:h>
      <text:list xml:id="list1045175352" text:style-name="WW8Num12">
        <text:list-item>
          <text:p text:style-name="P34">All constants must be uppercase.</text:p>
        </text:list-item>
        <text:list-item>
          <text:p text:style-name="P30"><text:span text:style-name="T12">Limit the use of </text:span><text:span text:style-name="T16">#define</text:span><text:span text:style-name="T12"> except for header file </text:span><text:span text:style-name="T16">#ifndef</text:span><text:span text:style-name="T12"> and #define NDEBUG statements. <text:s/>Constants should be defined as C++ const variariables or enums rather than with the preprocessor.</text:span></text:p>
        </text:list-item>
        <text:list-item>
          <text:p text:style-name="P34">“Magic numbers” should not be used.</text:p>
        </text:list-item>
      </text:list>
      <text:h text:style-name="P69" text:outline-level="1">Files</text:h>
      <text:h text:style-name="P72" text:outline-level="2"><text:span text:style-name="T26">Comment</text:span><text:span text:style-name="T27"> </text:span><text:span text:style-name="T26">Block</text:span></text:h>
      <text:p text:style-name="P15">Every file must contain the following Doxygen header comment block:</text:p>
      <text:p text:style-name="P41"><text:span text:style-name="T17">////////////////////////////////////////////////</text:span><text:span text:style-name="T17">///////////////////////////////</text:span></text:p>
      <text:p text:style-name="P41"><text:span text:style-name="T17">///</text:span><text:span text:style-name="T18"> </text:span><text:span text:style-name="T17">@file</text:span><text:span text:style-name="T18"> <text:s text:c="8"/></text:span><text:span text:style-name="T17">Header.hpp</text:span></text:p>
      <text:p text:style-name="P42">///</text:p>
      <text:p text:style-name="P41"><text:span text:style-name="T17">///</text:span><text:span text:style-name="T18"> </text:span><text:span text:style-name="T17">@author</text:span><text:span text:style-name="T18"> <text:s text:c="6"/>List of names and emails of significant contributors</text:span></text:p>
      <text:p text:style-name="P42">///</text:p>
      <text:p text:style-name="P41"><text:span text:style-name="T17">///</text:span><text:span text:style-name="T18"> </text:span><text:span text:style-name="T17">@project</text:span><text:span text:style-name="T18"> <text:s text:c="5"/></text:span><text:span text:style-name="T17">FREEDM</text:span><text:span text:style-name="T18"> </text:span><text:span text:style-name="T17">DGI</text:span></text:p>
      <text:p text:style-name="P42">///</text:p>
      <text:p text:style-name="P41"><text:span text:style-name="T17">///</text:span><text:span text:style-name="T18"> </text:span><text:span text:style-name="T17">@description</text:span><text:span text:style-name="T18"> <text:s/></text:span><text:span text:style-name="T17">A</text:span><text:span text:style-name="T18"> </text:span><text:span text:style-name="T17">brief</text:span><text:span text:style-name="T18"> </text:span><text:span text:style-name="T17">description</text:span><text:span text:style-name="T18"> </text:span><text:span text:style-name="T17">of</text:span><text:span text:style-name="T18"> </text:span><text:span text:style-name="T17">the</text:span><text:span text:style-name="T18"> </text:span><text:span text:style-name="T17">file</text:span></text:p>
      <text:p text:style-name="P42">///</text:p>
      <text:p text:style-name="P41"><text:span text:style-name="T17">///</text:span><text:span text:style-name="T18"> </text:span><text:span text:style-name="T17">@functions</text:span><text:span text:style-name="T18"> <text:s text:c="3"/></text:span><text:span text:style-name="T17">List</text:span><text:span text:style-name="T18"> </text:span><text:span text:style-name="T17">of</text:span><text:span text:style-name="T18"> </text:span><text:span text:style-name="T17">functions</text:span><text:span text:style-name="T18"> </text:span><text:span text:style-name="T17">and</text:span><text:span text:style-name="T18"> </text:span><text:span text:style-name="T17">external</text:span><text:span text:style-name="T18"> </text:span><text:span text:style-name="T17">entry</text:span><text:span text:style-name="T18"> </text:span><text:span text:style-name="T17">points</text:span></text:p>
      <text:p text:style-name="P42">///</text:p>
      <text:p text:style-name="P42">///<text:span text:style-name="T28"> </text:span>These<text:span text:style-name="T28"> </text:span>source<text:span text:style-name="T28"> </text:span>code<text:span text:style-name="T28"> </text:span>files<text:span text:style-name="T28"> </text:span>were<text:span text:style-name="T28"> </text:span>created<text:span text:style-name="T28"> </text:span>at<text:span text:style-name="T28"> </text:span>the<text:span text:style-name="T28"> </text:span>Missouri<text:span text:style-name="T28"> </text:span>University<text:span text:style-name="T28"> </text:span>of<text:span text:style-name="T28"> </text:span>Science</text:p>
      <text:p text:style-name="P42">///<text:span text:style-name="T28"> </text:span>and<text:span text:style-name="T28"> </text:span>Technology,<text:span text:style-name="T28"> </text:span>and<text:span text:style-name="T28"> </text:span>are<text:span text:style-name="T28"> </text:span>intended<text:span text:style-name="T28"> </text:span>for<text:span text:style-name="T28"> </text:span>use<text:span text:style-name="T28"> </text:span>in<text:span text:style-name="T28"> </text:span>teaching<text:span text:style-name="T28"> </text:span>or<text:span text:style-name="T28"> </text:span>research.<text:span text:style-name="T28"> </text:span>They<text:span text:style-name="T28"> </text:span>may</text:p>
      <text:p text:style-name="P42">///<text:span text:style-name="T28"> </text:span>be<text:span text:style-name="T28"> </text:span>freely<text:span text:style-name="T28"> </text:span>copied,<text:span text:style-name="T28"> </text:span>modified<text:span text:style-name="T28"> </text:span>and<text:span text:style-name="T28"> </text:span>redistributed<text:span text:style-name="T28"> </text:span>as<text:span text:style-name="T28"> </text:span>long<text:span text:style-name="T28"> </text:span>as<text:span text:style-name="T28"> </text:span>modified<text:span text:style-name="T28"> </text:span>versions</text:p>
      <text:p text:style-name="P42">///<text:span text:style-name="T28"> </text:span>are<text:span text:style-name="T28"> </text:span>clearly<text:span text:style-name="T28"> </text:span>marked<text:span text:style-name="T28"> </text:span>as<text:span text:style-name="T28"> </text:span>such<text:span text:style-name="T28"> </text:span>and<text:span text:style-name="T28"> </text:span>this<text:span text:style-name="T28"> </text:span>notice<text:span text:style-name="T28"> </text:span>is<text:span text:style-name="T28"> </text:span>not<text:span text:style-name="T28"> </text:span>removed.</text:p>
      <text:p text:style-name="P42">///</text:p>
      <text:p text:style-name="P42">///<text:span text:style-name="T28"> </text:span>Neither<text:span text:style-name="T28"> </text:span>the<text:span text:style-name="T28"> </text:span>authors<text:span text:style-name="T28"> </text:span>nor<text:span text:style-name="T28"> </text:span>Missouri<text:span text:style-name="T28"> </text:span>S&amp;T<text:span text:style-name="T28"> </text:span>make<text:span text:style-name="T28"> </text:span>any<text:span text:style-name="T28"> </text:span>warranty,<text:span text:style-name="T28"> </text:span>express<text:span text:style-name="T28"> </text:span>or<text:span text:style-name="T28"> </text:span>implied,</text:p>
      <text:p text:style-name="P42">///<text:span text:style-name="T28"> </text:span>nor<text:span text:style-name="T28"> </text:span>assume<text:span text:style-name="T28"> </text:span>any<text:span text:style-name="T28"> </text:span>legal<text:span text:style-name="T28"> </text:span>responsibility<text:span text:style-name="T28"> </text:span>for<text:span text:style-name="T28"> </text:span>the<text:span text:style-name="T28"> </text:span>accuracy,<text:span text:style-name="T28"> </text:span>completeness<text:span text:style-name="T28"> </text:span>or</text:p>
      <text:p text:style-name="P42">///<text:span text:style-name="T28"> </text:span>usefulness<text:span text:style-name="T28"> </text:span>of<text:span text:style-name="T28"> </text:span>these<text:span text:style-name="T28"> </text:span>files<text:span text:style-name="T28"> </text:span>or<text:span text:style-name="T28"> </text:span>any<text:span text:style-name="T28"> </text:span>information<text:span text:style-name="T28"> </text:span>distributed<text:span text:style-name="T28"> </text:span>with<text:span text:style-name="T28"> </text:span>these<text:span text:style-name="T28"> </text:span>files.</text:p>
      <text:p text:style-name="P42">///</text:p>
      <text:p text:style-name="P42">///<text:span text:style-name="T28"> </text:span>Suggested<text:span text:style-name="T28"> </text:span>modifications<text:span text:style-name="T28"> </text:span>or<text:span text:style-name="T28"> </text:span>questions<text:span text:style-name="T28"> </text:span>about<text:span text:style-name="T28"> </text:span>these<text:span text:style-name="T28"> </text:span>files<text:span text:style-name="T28"> </text:span>can<text:span text:style-name="T28"> </text:span>be<text:span text:style-name="T28"> </text:span>directed<text:span text:style-name="T28"> </text:span>to</text:p>
      <text:p text:style-name="P42">///<text:span text:style-name="T28"> </text:span>Dr.<text:span text:style-name="T28"> </text:span>Bruce<text:span text:style-name="T28"> </text:span>McMillin,<text:span text:style-name="T28"> </text:span>Department<text:span text:style-name="T28"> </text:span>of<text:span text:style-name="T28"> </text:span>Computer<text:span text:style-name="T28"> </text:span>Science,<text:span text:style-name="T28"> </text:span>Missouri<text:span text:style-name="T28"> </text:span>University<text:span text:style-name="T28"> </text:span>of</text:p>
      <text:p text:style-name="P42">///<text:span text:style-name="T28"> </text:span>Science<text:span text:style-name="T28"> </text:span>and<text:span text:style-name="T28"> </text:span>Technology,<text:span text:style-name="T28"> </text:span>Rolla,<text:span text:style-name="T28"> </text:span>MO<text:span text:style-name="T28"> </text:span>65409<text:span text:style-name="T28"> </text:span>&lt;ff@mst.edu&gt;.</text:p>
      <text:p text:style-name="P41"><text:span text:style-name="T17">///////////////////////////////////////////////////////////////////////////////</text:span></text:p>
      <text:h text:style-name="P73" text:outline-level="2">Rules</text:h>
      <text:list xml:id="list532923624" text:style-name="WW8Num8">
        <text:list-item>
          <text:p text:style-name="P35">Files should be no more than 1000 lines long.</text:p>
        </text:list-item>
        <text:list-item>
          <text:p text:style-name="P35">Each line of code must not exceed 80 characters to prevent line wrapping.</text:p>
        </text:list-item>
        <text:list-item>
          <text:p text:style-name="P35">Indents must be four spaces. <text:s/>Tabs must not be used.</text:p>
        </text:list-item>
        <text:list-item>
          <text:p text:style-name="P31"><text:span text:style-name="T12">File names should be in title case. <text:s/>E.g. </text:span><text:span text:style-name="T16">CBoardState.cpp</text:span></text:p>
        </text:list-item>
      </text:list>
      <text:h text:style-name="P69" text:outline-level="1">Structures</text:h>
      <text:list xml:id="list339442856" text:style-name="L1">
        <text:list-item>
          <text:p text:style-name="P39"><text:span text:style-name="T12">Structures should follow the same comment block convention as classes</text:span><text:span text:style-name="T12">, presented below.</text:span></text:p>
        </text:list-item>
        <text:list-item>
          <text:p text:style-name="P40"><text:span text:style-name="T12">Structure names must follow the class naming convention, except start with “S” as opposed to “C”.</text:span></text:p>
        </text:list-item>
        <text:list-item>
          <text:p text:style-name="P40"><text:span text:style-name="T14">Structures must not contain functions. <text:s/>If a function is needed, the structure should be made into a class.</text:span></text:p>
        </text:list-item>
      </text:list>
      <text:p text:style-name="P65"><text:span text:style-name="T14"/></text:p>
      <text:h text:style-name="P68" text:outline-level="1">Classes</text:h>
      <text:h text:style-name="P72" text:outline-level="2"><text:span text:style-name="T26">Comment</text:span><text:span text:style-name="T27"> </text:span><text:span text:style-name="T26">Block</text:span></text:h>
      <text:p text:style-name="P15">Classes should have a Doxygen comment with a brief description immediately before the description. This description should be less than eighty characters and be a “one-liner” of what the class does.</text:p>
      <text:p text:style-name="P41"><text:span text:style-name="T19">///</text:span><text:span text:style-name="T20"> </text:span><text:span text:style-name="T19">This</text:span><text:span text:style-name="T20"> </text:span><text:span text:style-name="T19">is</text:span><text:span text:style-name="T20"> </text:span><text:span text:style-name="T19">my</text:span><text:span text:style-name="T20"> </text:span><text:span text:style-name="T19">class,</text:span><text:span text:style-name="T20"> </text:span><text:span text:style-name="T19">there</text:span><text:span text:style-name="T20"> </text:span><text:span text:style-name="T19">are</text:span><text:span text:style-name="T20"> </text:span><text:span text:style-name="T19">many</text:span><text:span text:style-name="T20"> </text:span><text:span text:style-name="T19">like</text:span><text:span text:style-name="T20"> </text:span><text:span text:style-name="T19">it.</text:span></text:p>
      <text:p text:style-name="P41"><text:span text:style-name="T19">class</text:span><text:span text:style-name="T20"> </text:span><text:span text:style-name="T19">MyClass</text:span></text:p>
      <text:p text:style-name="P15">Classes must always begin with the following comment block, which goes immediately after the opening French brace:</text:p>
      <text:p text:style-name="P43">//////////////////////////////////////////////////////////</text:p>
      <text:p text:style-name="P41"><text:span text:style-name="T19">///</text:span><text:span text:style-name="T20"> </text:span><text:span text:style-name="T19">@description</text:span><text:span text:style-name="T20"> </text:span><text:span text:style-name="T19">A</text:span><text:span text:style-name="T20"> </text:span><text:span text:style-name="T19">brief</text:span><text:span text:style-name="T20"> </text:span><text:span text:style-name="T19">description</text:span><text:span text:style-name="T20"> </text:span><text:span text:style-name="T19">of</text:span><text:span text:style-name="T20"> </text:span><text:span text:style-name="T19">the</text:span><text:span text:style-name="T20"> </text:span><text:span text:style-name="T19">class</text:span></text:p>
      <text:p text:style-name="P43">///</text:p>
      <text:p text:style-name="P41"><text:span text:style-name="T19">///</text:span><text:span text:style-name="T20"> </text:span><text:span text:style-name="T19">@limitations</text:span><text:span text:style-name="T20"> </text:span><text:span text:style-name="T19">Any</text:span><text:span text:style-name="T20"> </text:span><text:span text:style-name="T19">limitations</text:span><text:span text:style-name="T20"> </text:span><text:span text:style-name="T19">for</text:span><text:span text:style-name="T20"> </text:span><text:span text:style-name="T19">the</text:span><text:span text:style-name="T20"> </text:span><text:span text:style-name="T19">class,</text:span><text:span text:style-name="T20"> </text:span><text:span text:style-name="T19">or</text:span><text:span text:style-name="T20"> </text:span><text:span text:style-name="T19">None</text:span></text:p>
      <text:p text:style-name="P43">/////////////////////////////////////////////////////////</text:p>
      <text:h text:style-name="P73" text:outline-level="2">Rules</text:h>
      <text:list xml:id="list2026263544" text:style-name="WW8Num6">
        <text:list-item>
          <text:p text:style-name="P32"><text:span text:style-name="T12">Class names must always begin with a ‘</text:span><text:span text:style-name="T16">C</text:span><text:span text:style-name="T12">’. <text:s/>Ex: <text:s/></text:span><text:span text:style-name="T16">CBook</text:span></text:p>
        </text:list-item>
        <text:list-item>
          <text:p text:style-name="P32"><text:span text:style-name="T12">Interface class names must begin with an ‘</text:span><text:span text:style-name="T16">I</text:span><text:span text:style-name="T12">’. <text:s/>Ex: <text:s/></text:span><text:span text:style-name="T16">ISocket</text:span></text:p>
        </text:list-item>
        <text:list-item>
          <text:p text:style-name="P36">Class names must be in title case.</text:p>
        </text:list-item>
        <text:list-item>
          <text:p text:style-name="P32"><text:span text:style-name="T12">Class member variable names must be prefixed with “</text:span><text:span text:style-name="T16">m_</text:span><text:span text:style-name="T12">”. <text:s/>Ex: <text:s/></text:span><text:span text:style-name="T16">m_minValue</text:span></text:p>
        </text:list-item>
        <text:list-item>
          <text:p text:style-name="P32"><text:span text:style-name="T12">Accessor functions names must always be preceded with either </text:span><text:span text:style-name="T16">Get</text:span><text:span text:style-name="T12"> or </text:span><text:span text:style-name="T16">Set</text:span><text:span text:style-name="T12">.</text:span></text:p>
        </text:list-item>
        <text:list-item>
          <text:p text:style-name="P36"><text:soft-page-break/>A “Get” accessor must not take any arguments.</text:p>
        </text:list-item>
        <text:list-item>
          <text:p text:style-name="P32"><text:span text:style-name="T12">A “Set” accessor should take a single argument and return a </text:span><text:span text:style-name="T16">void</text:span><text:span text:style-name="T12"> type. <text:s/>The only exception to this is if you want to return a bool to verify the data is valid.</text:span></text:p>
        </text:list-item>
        <text:list-item>
          <text:p text:style-name="P32"><text:span text:style-name="T12">All public accessors should be </text:span><text:span text:style-name="T16">const</text:span><text:span text:style-name="T12">.</text:span></text:p>
        </text:list-item>
        <text:list-item>
          <text:p text:style-name="P36">All classes that use heap memory must have the copy constructor and assignment operator defined (unless marked private).</text:p>
        </text:list-item>
        <text:list-item>
          <text:p text:style-name="P36">All dynamic memory allocated in a class must be deleted by the same class.</text:p>
        </text:list-item>
        <text:list-item>
          <text:p text:style-name="P36">Public class functions should never return a pointer or reference to dynamically created memory.</text:p>
        </text:list-item>
        <text:list-item>
          <text:p text:style-name="P36">Prototypes for class methods and member declarations must be preceeded with a Doxygen comment describing its purpose in less than 80 characters. These should be used in addition to the long function comment block that appears before the implementation. Example:</text:p>
        </text:list-item>
      </text:list>
      <text:p text:style-name="P29"/>
      <text:p text:style-name="P41"><text:span text:style-name="T19">///</text:span><text:span text:style-name="T20"> </text:span><text:span text:style-name="T19">Returns</text:span><text:span text:style-name="T20"> </text:span><text:span text:style-name="T19">a</text:span><text:span text:style-name="T20"> </text:span><text:span text:style-name="T19">count</text:span><text:span text:style-name="T20"> </text:span><text:span text:style-name="T19">of</text:span><text:span text:style-name="T20"> </text:span><text:span text:style-name="T19">the</text:span><text:span text:style-name="T20"> </text:span><text:span text:style-name="T19">sheep</text:span></text:p>
      <text:p text:style-name="P41"><text:span text:style-name="T19">int</text:span><text:span text:style-name="T20"> </text:span><text:span text:style-name="T19">getMySheep();</text:span><text:span text:style-name="T20"> </text:span></text:p>
      <text:p text:style-name="P44"/>
      <text:p text:style-name="P41"><text:span text:style-name="T19">///</text:span><text:span text:style-name="T20"> </text:span><text:span text:style-name="T19">How</text:span><text:span text:style-name="T20"> </text:span><text:span text:style-name="T19">many</text:span><text:span text:style-name="T20"> </text:span><text:span text:style-name="T19">sheep</text:span><text:span text:style-name="T20"> </text:span><text:span text:style-name="T19">this</text:span><text:span text:style-name="T20"> </text:span><text:span text:style-name="T19">class</text:span><text:span text:style-name="T20"> </text:span><text:span text:style-name="T19">has.</text:span></text:p>
      <text:p text:style-name="P41"><text:span text:style-name="T19">int</text:span><text:span text:style-name="T20"> </text:span><text:span text:style-name="T19">m_sheep;</text:span></text:p>
      <text:p text:style-name="P16"/>
      <text:p text:style-name="P16">Full example:</text:p>
      <text:p text:style-name="P41"><text:span text:style-name="T19">///A</text:span><text:span text:style-name="T20"> </text:span><text:span text:style-name="T19">shepard</text:span><text:span text:style-name="T20"> </text:span><text:span text:style-name="T19">class</text:span></text:p>
      <text:p text:style-name="P41"><text:span text:style-name="T19">class</text:span><text:span text:style-name="T20"> </text:span><text:span text:style-name="T19">CLittleBoPeep</text:span></text:p>
      <text:p text:style-name="P43">{</text:p>
      <text:p text:style-name="P43"><text:tab/>//////////////////////////////////////////////////</text:p>
      <text:p text:style-name="P41"><text:span text:style-name="T19"><text:tab/>///</text:span><text:span text:style-name="T20"> </text:span><text:span text:style-name="T19">@description</text:span><text:span text:style-name="T20"> </text:span><text:span text:style-name="T19">The</text:span><text:span text:style-name="T20"> </text:span><text:span text:style-name="T19">legendary</text:span><text:span text:style-name="T20"> </text:span><text:span text:style-name="T19">little</text:span><text:span text:style-name="T20"> </text:span><text:span text:style-name="T19">shepard</text:span></text:p>
      <text:p text:style-name="P41"><text:span text:style-name="T19"><text:tab/>///</text:span><text:span text:style-name="T20"> </text:span><text:span text:style-name="T19">@limitations</text:span><text:span text:style-name="T20"> </text:span><text:span text:style-name="T19">If</text:span><text:span text:style-name="T20"> </text:span><text:span text:style-name="T19">she</text:span><text:span text:style-name="T20"> </text:span><text:span text:style-name="T19">loses</text:span><text:span text:style-name="T20"> </text:span><text:span text:style-name="T19">the</text:span><text:span text:style-name="T20"> </text:span><text:span text:style-name="T19">sheep</text:span><text:span text:style-name="T20"> </text:span><text:span text:style-name="T19">she</text:span><text:span text:style-name="T20"> </text:span><text:span text:style-name="T19">won't</text:span><text:span text:style-name="T20"> </text:span><text:span text:style-name="T19">know</text:span><text:span text:style-name="T20"> </text:span><text:span text:style-name="T19"><text:tab/>///<text:tab/>where</text:span><text:span text:style-name="T20"> </text:span><text:span text:style-name="T19">to</text:span><text:span text:style-name="T20"> </text:span><text:span text:style-name="T19">find</text:span><text:span text:style-name="T20"> </text:span><text:span text:style-name="T19">them.</text:span></text:p>
      <text:p text:style-name="P43"><text:tab/>//////////////////////////////////////////////////</text:p>
      <text:p text:style-name="P43">public:</text:p>
      <text:p text:style-name="P41"><text:span text:style-name="T19"><text:tab/>///</text:span><text:span text:style-name="T20"> </text:span><text:span text:style-name="T19">Returns</text:span><text:span text:style-name="T20"> </text:span><text:span text:style-name="T19">a</text:span><text:span text:style-name="T20"> </text:span><text:span text:style-name="T19">count</text:span><text:span text:style-name="T20"> </text:span><text:span text:style-name="T19">of</text:span><text:span text:style-name="T20"> </text:span><text:span text:style-name="T19">the</text:span><text:span text:style-name="T20"> </text:span><text:span text:style-name="T19">sheep</text:span></text:p>
      <text:p text:style-name="P41"><text:span text:style-name="T19"><text:tab/>int</text:span><text:span text:style-name="T20"> </text:span><text:span text:style-name="T19">getMySheep();</text:span><text:span text:style-name="T20"> </text:span></text:p>
      <text:p text:style-name="P43">private:</text:p>
      <text:p text:style-name="P41"><text:span text:style-name="T19"><text:tab/>///</text:span><text:span text:style-name="T20"> </text:span><text:span text:style-name="T19">How</text:span><text:span text:style-name="T20"> </text:span><text:span text:style-name="T19">many</text:span><text:span text:style-name="T20"> </text:span><text:span text:style-name="T19">sheep</text:span><text:span text:style-name="T20"> </text:span><text:span text:style-name="T19">this</text:span><text:span text:style-name="T20"> </text:span><text:span text:style-name="T19">class</text:span><text:span text:style-name="T20"> </text:span><text:span text:style-name="T19">has.</text:span></text:p>
      <text:p text:style-name="P41"><text:span text:style-name="T19"><text:tab/>int</text:span><text:span text:style-name="T20"> </text:span><text:span text:style-name="T19">m_sheep;</text:span></text:p>
      <text:p text:style-name="P43">}</text:p>
      <text:h text:style-name="P67" text:outline-level="1"><text:soft-page-break/>Functions</text:h>
      <text:h text:style-name="P72" text:outline-level="2"><text:span text:style-name="T26">Comment</text:span><text:span text:style-name="T27"> </text:span><text:span text:style-name="T26">Block</text:span></text:h>
      <text:p text:style-name="P15">Function prototypes must be proceeded by a brief Doxygen comment explaining its purpose in a single line less than 80 characters.</text:p>
      <text:p text:style-name="P41"><text:span text:style-name="T19">///</text:span><text:span text:style-name="T20"> </text:span><text:span text:style-name="T19">Returns</text:span><text:span text:style-name="T20"> </text:span><text:span text:style-name="T19">a</text:span><text:span text:style-name="T20"> </text:span><text:span text:style-name="T19">count</text:span><text:span text:style-name="T20"> </text:span><text:span text:style-name="T19">of</text:span><text:span text:style-name="T20"> </text:span><text:span text:style-name="T19">the</text:span><text:span text:style-name="T20"> </text:span><text:span text:style-name="T19">sheep</text:span></text:p>
      <text:p text:style-name="P45"><text:span text:style-name="T19">int</text:span><text:span text:style-name="T20"> </text:span><text:span text:style-name="T19">getMySheep();</text:span><text:span text:style-name="T20"> </text:span></text:p>
      <text:p text:style-name="P15">Function implementation must be preceded by the following comment block:</text:p>
      <text:p text:style-name="P43">////////////////////////////////////////////////////////////</text:p>
      <text:p text:style-name="P41"><text:span text:style-name="T19">///</text:span><text:span text:style-name="T20"> </text:span><text:span text:style-name="T19">GetArea</text:span></text:p>
      <text:p text:style-name="P43">///</text:p>
      <text:p text:style-name="P41"><text:span text:style-name="T19">///</text:span><text:span text:style-name="T20"> </text:span><text:span text:style-name="T19">@description</text:span><text:span text:style-name="T20"> </text:span><text:span text:style-name="T19">A</text:span><text:span text:style-name="T20"> </text:span><text:span text:style-name="T19">brief</text:span><text:span text:style-name="T20"> </text:span><text:span text:style-name="T19">description</text:span><text:span text:style-name="T20"> </text:span><text:span text:style-name="T19">of</text:span><text:span text:style-name="T20"> </text:span><text:span text:style-name="T19">the</text:span><text:span text:style-name="T20"> </text:span><text:span text:style-name="T19">function</text:span></text:p>
      <text:p text:style-name="P41"><text:span text:style-name="T19">///</text:span><text:span text:style-name="T20"> </text:span><text:span text:style-name="T19">@I/O</text:span><text:span text:style-name="T20"> </text:span><text:span text:style-name="T19">Enumerate</text:span><text:span text:style-name="T20"> </text:span><text:span text:style-name="T19">specific</text:span><text:span text:style-name="T20"> </text:span><text:span text:style-name="T19">device</text:span><text:span text:style-name="T20"> </text:span><text:span text:style-name="T19">communication</text:span><text:span text:style-name="T20"> </text:span><text:span text:style-name="T19">(A/D,D/A)</text:span></text:p>
      <text:p text:style-name="P41"><text:span text:style-name="T19">///</text:span><text:span text:style-name="T20"> </text:span><text:span text:style-name="T19">@Peers</text:span><text:span text:style-name="T20"> </text:span><text:span text:style-name="T19">For</text:span><text:span text:style-name="T20"> </text:span><text:span text:style-name="T19">concurrent</text:span><text:span text:style-name="T20"> </text:span><text:span text:style-name="T19">programs,</text:span><text:span text:style-name="T20"> </text:span><text:span text:style-name="T19">processes</text:span><text:span text:style-name="T20"> </text:span><text:span text:style-name="T19">this</text:span><text:span text:style-name="T20"> </text:span></text:p>
      <text:p text:style-name="P41"><text:span text:style-name="T19">///<text:tab/></text:span><text:span text:style-name="T20"> <text:s text:c="3"/></text:span><text:span text:style-name="T19">function</text:span><text:span text:style-name="T20"> </text:span><text:span text:style-name="T19">communicates</text:span><text:span text:style-name="T20"> </text:span><text:span text:style-name="T19">with</text:span><text:span text:style-name="T20"> </text:span><text:span text:style-name="T19">(can</text:span><text:span text:style-name="T20"> </text:span><text:span text:style-name="T19">also</text:span><text:span text:style-name="T20"> </text:span><text:span text:style-name="T19">be</text:span><text:span text:style-name="T20"> </text:span></text:p>
      <text:p text:style-name="P41"><text:span text:style-name="T19">///<text:tab/></text:span><text:span text:style-name="T20"> <text:s text:c="3"/></text:span><text:span text:style-name="T19">replicated</text:span><text:span text:style-name="T20"> </text:span><text:span text:style-name="T19">copies</text:span><text:span text:style-name="T20"> </text:span><text:span text:style-name="T19">of</text:span><text:span text:style-name="T20"> </text:span><text:span text:style-name="T19">itself)</text:span><text:span text:style-name="T20"> </text:span><text:span text:style-name="T19">and</text:span><text:span text:style-name="T20"> </text:span><text:span text:style-name="T19">threads</text:span><text:span text:style-name="T20"> </text:span><text:span text:style-name="T19">and</text:span></text:p>
      <text:p text:style-name="P41"><text:span text:style-name="T19">///<text:tab/></text:span><text:span text:style-name="T20"> <text:s text:c="3"/></text:span><text:span text:style-name="T19">interprocess/interthread</text:span><text:span text:style-name="T20"> </text:span><text:span text:style-name="T19">communication</text:span></text:p>
      <text:p text:style-name="P41"><text:span text:style-name="T19">///</text:span><text:span text:style-name="T20"> <text:s text:c="8"/></text:span><text:span text:style-name="T19">mechanism</text:span></text:p>
      <text:p text:style-name="P41"><text:span text:style-name="T19">///</text:span><text:span text:style-name="T20"> </text:span><text:span text:style-name="T19">@ErrorHandling</text:span><text:span text:style-name="T20"> </text:span><text:span text:style-name="T19">enumerate</text:span><text:span text:style-name="T20"> </text:span><text:span text:style-name="T19">exceptions</text:span><text:span text:style-name="T20"> </text:span><text:span text:style-name="T19">and</text:span><text:span text:style-name="T20"> </text:span><text:span text:style-name="T19">recovery</text:span></text:p>
      <text:p text:style-name="P41"><text:span text:style-name="T19">///</text:span><text:span text:style-name="T20"> <text:s text:c="16"/></text:span><text:span text:style-name="T19">actions</text:span></text:p>
      <text:p text:style-name="P41"><text:span text:style-name="T19">///</text:span><text:span text:style-name="T20"> </text:span><text:span text:style-name="T19">@RealTime</text:span><text:span text:style-name="T20"> </text:span><text:span text:style-name="T19">For</text:span><text:span text:style-name="T20"> </text:span><text:span text:style-name="T19">Real-Time</text:span><text:span text:style-name="T20"> </text:span><text:span text:style-name="T19">programs,</text:span><text:span text:style-name="T20"> </text:span><text:span text:style-name="T19">indicate</text:span><text:span text:style-name="T20"> </text:span></text:p>
      <text:p text:style-name="P41"><text:span text:style-name="T19">///<text:tab/></text:span><text:span text:style-name="T20"> <text:s text:c="7"/></text:span><text:span text:style-name="T19">periodicity,</text:span><text:span text:style-name="T20"> </text:span><text:span text:style-name="T19">lower</text:span><text:span text:style-name="T20"> </text:span><text:span text:style-name="T19">bound,</text:span><text:span text:style-name="T20"> </text:span><text:span text:style-name="T19">upper</text:span><text:span text:style-name="T20"> </text:span><text:span text:style-name="T19">bound</text:span></text:p>
      <text:p text:style-name="P41"><text:span text:style-name="T19">///</text:span><text:span text:style-name="T20"> </text:span><text:span text:style-name="T19">@Citations:</text:span><text:span text:style-name="T20"> </text:span><text:span text:style-name="T19">For</text:span><text:span text:style-name="T20"> </text:span><text:span text:style-name="T19">algorithms</text:span><text:span text:style-name="T20"> </text:span><text:span text:style-name="T19">and</text:span><text:span text:style-name="T20"> </text:span><text:span text:style-name="T19">mathematical</text:span></text:p>
      <text:p text:style-name="P41"><text:span text:style-name="T19">///<text:tab/><text:tab/></text:span><text:span text:style-name="T20"> <text:s/></text:span><text:span text:style-name="T19">computations,</text:span><text:span text:style-name="T20"> </text:span><text:span text:style-name="T19">cite</text:span><text:span text:style-name="T20"> </text:span><text:span text:style-name="T19">the</text:span><text:span text:style-name="T20"> </text:span><text:span text:style-name="T19">resource.</text:span></text:p>
      <text:p text:style-name="P43">///</text:p>
      <text:p text:style-name="P41"><text:span text:style-name="T19">///</text:span><text:span text:style-name="T20"> </text:span><text:span text:style-name="T19">@pre</text:span><text:span text:style-name="T20"> </text:span><text:span text:style-name="T19">Function's</text:span><text:span text:style-name="T20"> </text:span><text:span text:style-name="T19">precondition</text:span><text:span text:style-name="T20"> </text:span><text:span text:style-name="T19">in</text:span><text:span text:style-name="T20"> </text:span><text:span text:style-name="T19">terms</text:span><text:span text:style-name="T20"> </text:span><text:span text:style-name="T19">of</text:span><text:span text:style-name="T20"> </text:span><text:span text:style-name="T19">program</text:span></text:p>
      <text:p text:style-name="P41"><text:span text:style-name="T19">///</text:span><text:span text:style-name="T20"> <text:s text:c="5"/></text:span><text:span text:style-name="T19">variables</text:span><text:span text:style-name="T20"> </text:span><text:span text:style-name="T19">and</text:span><text:span text:style-name="T20"> </text:span><text:span text:style-name="T19">process</text:span><text:span text:style-name="T20"> </text:span><text:span text:style-name="T19">statuses.</text:span></text:p>
      <text:p text:style-name="P41"><text:span text:style-name="T19">///</text:span><text:span text:style-name="T20"> </text:span><text:span text:style-name="T19">@post</text:span><text:span text:style-name="T20"> </text:span><text:span text:style-name="T19">Function's</text:span><text:span text:style-name="T20"> </text:span><text:span text:style-name="T19">postcondition</text:span><text:span text:style-name="T20"> </text:span><text:span text:style-name="T19">in</text:span><text:span text:style-name="T20"> </text:span><text:span text:style-name="T19">terms</text:span><text:span text:style-name="T20"> </text:span><text:span text:style-name="T19">of</text:span><text:span text:style-name="T20"> </text:span><text:span text:style-name="T19">program</text:span><text:span text:style-name="T20"> </text:span></text:p>
      <text:p text:style-name="P41"><text:span text:style-name="T19">///</text:span><text:span text:style-name="T20"> <text:s text:c="5"/></text:span><text:span text:style-name="T19">variables</text:span><text:span text:style-name="T20"> </text:span><text:span text:style-name="T19">and</text:span><text:span text:style-name="T20"> </text:span><text:span text:style-name="T19">process</text:span><text:span text:style-name="T20"> </text:span><text:span text:style-name="T19">statuses.</text:span></text:p>
      <text:p text:style-name="P43">///</text:p>
      <text:p text:style-name="P41"><text:span text:style-name="T19">///</text:span><text:span text:style-name="T20"> </text:span><text:span text:style-name="T19">@param</text:span><text:span text:style-name="T20"> </text:span><text:span text:style-name="T19">paramname</text:span><text:span text:style-name="T20"> </text:span><text:span text:style-name="T19">Description</text:span><text:span text:style-name="T20"> </text:span><text:span text:style-name="T19">of</text:span><text:span text:style-name="T20"> </text:span><text:span text:style-name="T19">parameter</text:span></text:p>
      <text:p text:style-name="P41"><text:span text:style-name="T19">///</text:span><text:span text:style-name="T20"> <text:s/>… </text:span></text:p>
      <text:p text:style-name="P41"><text:span text:style-name="T19">///</text:span><text:span text:style-name="T20"> </text:span><text:span text:style-name="T19">@param</text:span><text:span text:style-name="T20"> paramname2 Description of param</text:span></text:p>
      <text:p text:style-name="P43">///</text:p>
      <text:p text:style-name="P41"><text:span text:style-name="T19">///</text:span><text:span text:style-name="T20"> </text:span><text:span text:style-name="T19">@return</text:span><text:span text:style-name="T20"> </text:span></text:p>
      <text:p text:style-name="P43">///</text:p>
      <text:p text:style-name="P41"><text:span text:style-name="T19">///</text:span><text:span text:style-name="T20"> </text:span><text:span text:style-name="T19">@limitations</text:span><text:span text:style-name="T20"> </text:span></text:p>
      <text:p text:style-name="P43">///</text:p>
      <text:p text:style-name="P43">/////////////////////////////////////////////////////////</text:p>
      <text:list xml:id="list1797309006" text:style-name="WW8Num13">
        <text:list-item>
          <text:p text:style-name="P46"><text:soft-page-break/><text:span text:style-name="T12">If no parameters are present, omit </text:span><text:span text:style-name="T16">param</text:span><text:span text:style-name="T12"> lines entirely.</text:span></text:p>
        </text:list-item>
        <text:list-item>
          <text:p text:style-name="P46"><text:span text:style-name="T12">If there is no </text:span><text:span text:style-name="T16">I/O</text:span><text:span text:style-name="T12"> to a physical device (non-network), omit I/O.</text:span></text:p>
        </text:list-item>
        <text:list-item>
          <text:p text:style-name="P46"><text:span text:style-name="T12">If the class uses network communication or authors messages, list the common recipient classes under </text:span><text:span text:style-name="T16">peers</text:span><text:span text:style-name="T12">.</text:span></text:p>
        </text:list-item>
        <text:list-item>
          <text:p text:style-name="P46"><text:span text:style-name="T12">If a function can throw an exception, list those exceptions under </text:span><text:span text:style-name="T16">ErrorHandling</text:span><text:span text:style-name="T12"> and the circumstances when they can occur; otherwise, omit </text:span><text:span text:style-name="T16">ErrorHandling.</text:span></text:p>
        </text:list-item>
        <text:list-item>
          <text:p text:style-name="P47"><text:span text:style-name="T12">If a function does not have real time requirements, omit </text:span><text:span text:style-name="T16">RealTime</text:span><text:span text:style-name="T12">.</text:span></text:p>
        </text:list-item>
        <text:list-item>
          <text:p text:style-name="P47"><text:span text:style-name="T12">If the algorithm or code is presented in a paper, cite it using </text:span><text:span text:style-name="T16">Citation</text:span><text:span text:style-name="T12">; otherwise, it may be omitted.</text:span></text:p>
        </text:list-item>
        <text:list-item>
          <text:p text:style-name="P47"><text:span text:style-name="T12">If the function returns </text:span><text:span text:style-name="T16">void</text:span><text:span text:style-name="T12">, or has no return (such as for a constructor), omit the </text:span><text:span text:style-name="T16">return</text:span><text:span text:style-name="T12"> line entirely.</text:span></text:p>
        </text:list-item>
        <text:list-item>
          <text:p text:style-name="P49">A function should have only one return statement. <text:s/>Obviously in some situations this is cumbersome, but if it is not, try to follow this convention. </text:p>
        </text:list-item>
        <text:list-item>
          <text:p text:style-name="P47"><text:span text:style-name="T12">Do not omit </text:span><text:span text:style-name="T16">limitations.</text:span><text:span text:style-name="T21"> </text:span><text:span text:style-name="T12">If the function has no limitations, simply write “none”.</text:span></text:p>
        </text:list-item>
        <text:list-item>
          <text:p text:style-name="P49">Preconditions and postconditions must be stated within the function's description as shown above.</text:p>
        </text:list-item>
      </text:list>
      <text:h text:style-name="P73" text:outline-level="2">Rules</text:h>
      <text:list xml:id="list1570115780" text:style-name="WW8Num4">
        <text:list-item>
          <text:p text:style-name="P48"><text:span text:style-name="T12">Function names should always follow variable naming conventions, with the exception that the first letter of the function name should be title case.<text:line-break/>Ex: <text:s/></text:span><text:span text:style-name="T16">GetArea(...)</text:span></text:p>
        </text:list-item>
        <text:list-item>
          <text:p text:style-name="P50">Functions should be no more than 400 lines of code and comment.</text:p>
        </text:list-item>
        <text:list-item>
          <text:p text:style-name="P48"><text:span text:style-name="T12">Functions should be </text:span><text:span text:style-name="T16">const</text:span><text:span text:style-name="T12"> whenever possible.</text:span></text:p>
        </text:list-item>
        <text:list-item>
          <text:p text:style-name="P48"><text:span text:style-name="T12">Function parameters should be made </text:span><text:span text:style-name="T16">const</text:span><text:span text:style-name="T12"> whenever possible.</text:span></text:p>
        </text:list-item>
        <text:list-item>
          <text:p text:style-name="P50">Function bodies should be well commented. All major design decisions should be noted in the implementing code. These comments should explain why the given decision was made and possibly what other design options were considered. Code based on formal text should be cited whenever possible in the appropriate block.</text:p>
        </text:list-item>
        <text:list-item>
          <text:p text:style-name="P48"><text:span text:style-name="T12">Function parameters should be passed by reference (or pointer), not by value. Built-in data types, including STL iterators and </text:span><text:span text:style-name="T16">std::string</text:span><text:span text:style-name="T12">, should be passed by value.</text:span></text:p>
        </text:list-item>
      </text:list>
      <text:h text:style-name="P71" text:outline-level="1" text:is-list-header="true"><text:span text:style-name="T8">Switch</text:span><text:span text:style-name="T9"> S</text:span><text:span text:style-name="T8">tatements</text:span></text:h>
      <text:list xml:id="list1150692518" text:style-name="WW8Num14">
        <text:list-item>
          <text:p text:style-name="P53">Any time a break is left out of a case block, the comment “//break intentionally omitted” must be included.</text:p>
        </text:list-item>
        <text:list-item>
          <text:p text:style-name="P54">All switch statements should have a default case.</text:p>
        </text:list-item>
      </text:list>
      <text:p text:style-name="P23"/>
      <text:p text:style-name="P23"/>
      <text:p text:style-name="P24">Loops</text:p>
      <text:h text:style-name="P72" text:outline-level="2"><text:span text:style-name="T26">Comment</text:span><text:span text:style-name="T27"> </text:span><text:span text:style-name="T26">Block</text:span></text:h>
      <text:p text:style-name="P15">Complex loops (those that do not simply iterate over a set of items) should be preceded by the following comment block:</text:p>
      <text:p text:style-name="P43">///////////////////////////////////////////////////////////</text:p>
      <text:p text:style-name="P41"><text:span text:style-name="T19">///</text:span><text:span text:style-name="T20"> <text:s/></text:span><text:span text:style-name="T19">High</text:span><text:span text:style-name="T20"> </text:span><text:span text:style-name="T19">level</text:span><text:span text:style-name="T20"> </text:span><text:span text:style-name="T19">description</text:span><text:span text:style-name="T20"> </text:span><text:span text:style-name="T19">of</text:span><text:span text:style-name="T20"> </text:span><text:span text:style-name="T19">what</text:span><text:span text:style-name="T20"> </text:span><text:span text:style-name="T19">the</text:span><text:span text:style-name="T20"> </text:span><text:span text:style-name="T19">loop</text:span><text:span text:style-name="T20"> </text:span><text:span text:style-name="T19">does.</text:span><text:span text:style-name="T20"> </text:span></text:p>
      <text:p text:style-name="P43">///</text:p>
      <text:p text:style-name="P41"><text:span text:style-name="T19">///</text:span><text:span text:style-name="T20"> <text:s/></text:span><text:span text:style-name="T19">Loop</text:span><text:span text:style-name="T20"> </text:span><text:span text:style-name="T19">Precondition:</text:span><text:span text:style-name="T20"><text:tab/></text:span><text:span text:style-name="T19">Loop's</text:span><text:span text:style-name="T20"> </text:span><text:span text:style-name="T19">precondition</text:span></text:p>
      <text:p text:style-name="P41"><text:span text:style-name="T19">///</text:span><text:span text:style-name="T20"> <text:s/></text:span><text:span text:style-name="T19">Loop</text:span><text:span text:style-name="T20"> </text:span><text:span text:style-name="T19">Postcondition:</text:span><text:span text:style-name="T20"><text:tab/></text:span><text:span text:style-name="T19">Loop's</text:span><text:span text:style-name="T20"> </text:span><text:span text:style-name="T19">postcondition</text:span></text:p>
      <text:p text:style-name="P43">///</text:p>
      <text:p text:style-name="P41"><text:span text:style-name="T19">///</text:span><text:span text:style-name="T20"> <text:s/></text:span><text:span text:style-name="T19">Invariant:<text:tab/><text:tab/>Loop's</text:span><text:span text:style-name="T20"> </text:span><text:span text:style-name="T19">invariant</text:span></text:p>
      <text:p text:style-name="P43">///</text:p>
      <text:p text:style-name="P41"><text:span text:style-name="T19">///</text:span><text:span text:style-name="T20"> <text:s/></text:span><text:span text:style-name="T19">Proof:</text:span><text:span text:style-name="T20"> </text:span><text:span text:style-name="T19">Outline</text:span><text:span text:style-name="T20"> </text:span><text:span text:style-name="T19">of</text:span><text:span text:style-name="T20"> </text:span><text:span text:style-name="T19">Initialization,</text:span></text:p>
      <text:p text:style-name="P41"><text:span text:style-name="T19">///</text:span><text:span text:style-name="T20"> <text:s text:c="9"/></text:span><text:span text:style-name="T19">Maintenance,</text:span><text:span text:style-name="T20"> </text:span><text:span text:style-name="T19">and</text:span><text:span text:style-name="T20"> </text:span><text:span text:style-name="T19">Termination</text:span><text:span text:style-name="T20"> </text:span><text:span text:style-name="T19">proof</text:span></text:p>
      <text:p text:style-name="P43">///////////////////////////////////////////////////////////</text:p>
      <text:h text:style-name="P73" text:outline-level="2">Rules</text:h>
      <text:list xml:id="list200384239" text:continue-numbering="true" text:style-name="WW8Num14">
        <text:list-item>
          <text:p text:style-name="P37">for loops should not modify their control variables inside the statement block unless this greatly simplifies the loop and an explanation is provided.</text:p>
        </text:list-item>
        <text:list-item>
          <text:p text:style-name="P37">Invariants should logically imply their postconditions.</text:p>
        </text:list-item>
        <text:list-item>
          <text:p text:style-name="P37">Proofs are needed for complicated loops, typically involving array copy operations that are not obvious. <text:s/>See the following for an example.</text:p>
        </text:list-item>
      </text:list>
      <text:h text:style-name="P70" text:outline-level="1">Example<text:span text:style-name="T3"> </text:span>of<text:span text:style-name="T3"> </text:span>Fully<text:span text:style-name="T3"> </text:span>Developed<text:span text:style-name="T3"> </text:span>Loop<text:span text:style-name="T3"> </text:span>Comment</text:h>
      <text:p text:style-name="P17"/>
      <text:p text:style-name="P58">////////////////////////////////////////////////////////////////////////////////</text:p>
      <text:p text:style-name="P56"><text:span text:style-name="T17">///</text:span><text:span text:style-name="T18"> B</text:span><text:span text:style-name="T17">uild</text:span><text:span text:style-name="T18"> </text:span><text:span text:style-name="T17">F</text:span><text:span text:style-name="T18"> </text:span><text:span text:style-name="T17">matrix</text:span><text:span text:style-name="T18"> </text:span><text:span text:style-name="T17">from</text:span><text:span text:style-name="T18"> </text:span><text:span text:style-name="T17">mismatch</text:span><text:span text:style-name="T18"> </text:span><text:span text:style-name="T17">values</text:span><text:span text:style-name="T18"> </text:span><text:span text:style-name="T17">where</text:span><text:span text:style-name="T18"> </text:span><text:span text:style-name="T17">the</text:span><text:span text:style-name="T18"> </text:span><text:span text:style-name="T17">mismatch</text:span><text:span text:style-name="T18"> </text:span><text:span text:style-name="T17">equations</text:span><text:span text:style-name="T18"> </text:span><text:span text:style-name="T17">are</text:span><text:span text:style-name="T18"> </text:span><text:span text:style-name="T17">those</text:span></text:p>
      <text:p text:style-name="P56"><text:span text:style-name="T18">/// </text:span><text:span text:style-name="T17">determined</text:span><text:span text:style-name="T18"> </text:span><text:span text:style-name="T17">by</text:span><text:span text:style-name="T18"> </text:span><text:span text:style-name="T17">a</text:span><text:span text:style-name="T18"> </text:span><text:span text:style-name="T17">trapezoidal</text:span><text:span text:style-name="T18"> </text:span><text:span text:style-name="T17">linearization</text:span><text:span text:style-name="T18"> </text:span><text:span text:style-name="T17">of</text:span><text:span text:style-name="T18"> </text:span><text:span text:style-name="T17">the</text:span><text:span text:style-name="T18"> </text:span><text:span text:style-name="T17">ODEs</text:span><text:span text:style-name="T18"> </text:span><text:span text:style-name="T17">associated</text:span><text:span text:style-name="T18"> </text:span><text:span text:style-name="T17">with</text:span><text:span text:style-name="T18"> </text:span><text:span text:style-name="T17">the</text:span></text:p>
      <text:p text:style-name="P56"><text:span text:style-name="T17">///</text:span><text:span text:style-name="T18"> </text:span><text:span text:style-name="T17">states</text:span><text:span text:style-name="T18"> </text:span><text:span text:style-name="T17">of</text:span><text:span text:style-name="T18"> </text:span><text:span text:style-name="T17">the</text:span><text:span text:style-name="T18"> </text:span><text:span text:style-name="T17">power</text:span><text:span text:style-name="T18"> </text:span><text:span text:style-name="T17">system</text:span><text:span text:style-name="T18"> </text:span><text:span text:style-name="T17">being</text:span><text:span text:style-name="T18"> </text:span><text:span text:style-name="T17">modeled</text:span><text:span text:style-name="T18"> </text:span><text:span text:style-name="T17">(structure</text:span><text:span text:style-name="T18"> </text:span><text:span text:style-name="T17">preserving</text:span><text:span text:style-name="T18"> </text:span><text:span text:style-name="T17">classical</text:span></text:p>
      <text:p text:style-name="P56"><text:span text:style-name="T18">/// </text:span><text:span text:style-name="T17">model).</text:span></text:p>
      <text:p text:style-name="P58">///--------------------------------------------------------------------</text:p>
      <text:p text:style-name="P56"><text:span text:style-name="T17">///</text:span><text:span text:style-name="T18"> <text:s text:c="2"/></text:span><text:span text:style-name="T17">Loop</text:span><text:span text:style-name="T18"> </text:span><text:span text:style-name="T17">Precondition:</text:span></text:p>
      <text:p text:style-name="P56"><text:span text:style-name="T17">///</text:span><text:span text:style-name="T18"> <text:s text:c="2"/></text:span><text:span text:style-name="T17">F</text:span><text:span text:style-name="T18"> </text:span><text:span text:style-name="T17">is</text:span><text:span text:style-name="T18"> </text:span><text:span text:style-name="T17">a</text:span><text:span text:style-name="T18"> </text:span><text:span text:style-name="T17">(2n+2M)</text:span><text:span text:style-name="T18"> </text:span><text:span text:style-name="T17">by</text:span><text:span text:style-name="T18"> </text:span><text:span text:style-name="T17">1</text:span><text:span text:style-name="T18"> </text:span><text:span text:style-name="T17">matrix</text:span><text:span text:style-name="T18"> </text:span><text:span text:style-name="T17">(column</text:span><text:span text:style-name="T18"> </text:span><text:span text:style-name="T17">vector),</text:span><text:span text:style-name="T18"> </text:span><text:span text:style-name="T17">where</text:span><text:span text:style-name="T18"> </text:span><text:span text:style-name="T17">there</text:span><text:span text:style-name="T18"> </text:span><text:span text:style-name="T17">are</text:span><text:span text:style-name="T18"> </text:span><text:span text:style-name="T17">n</text:span><text:span text:style-name="T18"> </text:span><text:span text:style-name="T17">generator</text:span></text:p>
      <text:p text:style-name="P56"><text:span text:style-name="T18">/// <text:s text:c="2"/></text:span><text:span text:style-name="T17">buses</text:span><text:span text:style-name="T18"> </text:span><text:span text:style-name="T17">and</text:span><text:span text:style-name="T18"> </text:span><text:span text:style-name="T17">M</text:span><text:span text:style-name="T18"> </text:span><text:span text:style-name="T17">lines</text:span><text:span text:style-name="T18"> </text:span><text:span text:style-name="T17">in</text:span><text:span text:style-name="T18"> </text:span><text:span text:style-name="T17">the</text:span><text:span text:style-name="T18"> </text:span><text:span text:style-name="T17">system.</text:span></text:p>
      <text:p text:style-name="P56"><text:span text:style-name="T17">///</text:span><text:span text:style-name="T18"> <text:s text:c="2"/></text:span><text:span text:style-name="T17">Numgens</text:span><text:span text:style-name="T18"> </text:span><text:span text:style-name="T17">is</text:span><text:span text:style-name="T18"> </text:span><text:span text:style-name="T17">an</text:span><text:span text:style-name="T18"> </text:span><text:span text:style-name="T17">alias</text:span><text:span text:style-name="T18"> </text:span><text:span text:style-name="T17">for</text:span><text:span text:style-name="T18"> </text:span><text:span text:style-name="T17">n</text:span><text:span text:style-name="T18"> </text:span><text:span text:style-name="T17">(strictly</text:span><text:span text:style-name="T18"> </text:span><text:span text:style-name="T17">equal)</text:span></text:p>
      <text:p text:style-name="P56"><text:span text:style-name="T17">///</text:span><text:span text:style-name="T18"> <text:s text:c="2"/></text:span><text:span text:style-name="T17">Numlines</text:span><text:span text:style-name="T18"> </text:span><text:span text:style-name="T17">is</text:span><text:span text:style-name="T18"> </text:span><text:span text:style-name="T17">an</text:span><text:span text:style-name="T18"> </text:span><text:span text:style-name="T17">alias</text:span><text:span text:style-name="T18"> </text:span><text:span text:style-name="T17">for</text:span><text:span text:style-name="T18"> </text:span><text:span text:style-name="T17">M</text:span><text:span text:style-name="T18"> </text:span><text:span text:style-name="T17">(strictly</text:span><text:span text:style-name="T18"> </text:span><text:span text:style-name="T17">equal)</text:span></text:p>
      <text:p text:style-name="P58">///--------------------------------------------------------------------</text:p>
      <text:p text:style-name="P56"><text:span text:style-name="T17">///</text:span><text:span text:style-name="T18"> <text:s text:c="2"/></text:span><text:span text:style-name="T17">Loop</text:span><text:span text:style-name="T18"> </text:span><text:span text:style-name="T17">Postcondition:</text:span></text:p>
      <text:p text:style-name="P56"><text:span text:style-name="T17">///</text:span><text:span text:style-name="T18"> <text:s text:c="2"/></text:span><text:span text:style-name="T17">For</text:span><text:span text:style-name="T18"> </text:span><text:span text:style-name="T17">all</text:span><text:span text:style-name="T18"> </text:span><text:span text:style-name="T17">j=0</text:span><text:span text:style-name="T18"> </text:span><text:span text:style-name="T17">through</text:span><text:span text:style-name="T18"> </text:span><text:span text:style-name="T17">Numgens-1,</text:span></text:p>
      <text:p text:style-name="P56"><text:span text:style-name="T17">///</text:span><text:span text:style-name="T18"> <text:s text:c="3"/></text:span><text:span text:style-name="T17">F[</text:span><text:span text:style-name="T18"> <text:s/></text:span><text:span text:style-name="T17">2*j</text:span><text:span text:style-name="T18"> <text:s text:c="3"/></text:span><text:span text:style-name="T17">][</text:span><text:span text:style-name="T18"> </text:span><text:span text:style-name="T17">0</text:span><text:span text:style-name="T18"> </text:span><text:span text:style-name="T17">]</text:span><text:span text:style-name="T18"> </text:span><text:span text:style-name="T17">=</text:span><text:span text:style-name="T18"> </text:span><text:span text:style-name="T17">mismatch</text:span><text:span text:style-name="T18"> </text:span><text:span text:style-name="T17">value</text:span><text:span text:style-name="T18"> </text:span><text:span text:style-name="T17">for</text:span><text:span text:style-name="T18"> </text:span><text:span text:style-name="T17">the</text:span><text:span text:style-name="T18"> </text:span><text:span text:style-name="T17">(j+1)th</text:span><text:span text:style-name="T18"> </text:span><text:span text:style-name="T17">system</text:span><text:span text:style-name="T18"> </text:span><text:span text:style-name="T17">delta</text:span></text:p>
      <text:p text:style-name="P56"><text:span text:style-name="T17">///</text:span><text:span text:style-name="T18"> <text:s text:c="3"/></text:span><text:span text:style-name="T17">F[</text:span><text:span text:style-name="T18"> </text:span><text:span text:style-name="T17">(2*j)+1</text:span><text:span text:style-name="T18"> </text:span><text:span text:style-name="T17">][</text:span><text:span text:style-name="T18"> </text:span><text:span text:style-name="T17">0</text:span><text:span text:style-name="T18"> </text:span><text:span text:style-name="T17">]</text:span><text:span text:style-name="T18"> </text:span><text:span text:style-name="T17">=</text:span><text:span text:style-name="T18"> </text:span><text:span text:style-name="T17">mismatch</text:span><text:span text:style-name="T18"> </text:span><text:span text:style-name="T17">value</text:span><text:span text:style-name="T18"> </text:span><text:span text:style-name="T17">for</text:span><text:span text:style-name="T18"> </text:span><text:span text:style-name="T17">the</text:span><text:span text:style-name="T18"> </text:span><text:span text:style-name="T17">(j+1)th</text:span><text:span text:style-name="T18"> </text:span><text:span text:style-name="T17">system</text:span><text:span text:style-name="T18"> </text:span><text:span text:style-name="T17">omega</text:span></text:p>
      <text:p text:style-name="P58">///</text:p>
      <text:p text:style-name="P56"><text:span text:style-name="T17">///</text:span><text:span text:style-name="T18"> </text:span><text:span text:style-name="T17">Meaning</text:span><text:span text:style-name="T18"> </text:span><text:span text:style-name="T17">that</text:span><text:span text:style-name="T18"> </text:span><text:span text:style-name="T17">F</text:span><text:span text:style-name="T18"> </text:span><text:span text:style-name="T17">contains</text:span><text:span text:style-name="T18"> </text:span><text:span text:style-name="T17">a</text:span><text:span text:style-name="T18"> </text:span><text:span text:style-name="T17">mismatch</text:span><text:span text:style-name="T18"> </text:span><text:span text:style-name="T17">value</text:span><text:span text:style-name="T18"> </text:span><text:span text:style-name="T17">for</text:span><text:span text:style-name="T18"> </text:span><text:span text:style-name="T17">each</text:span><text:span text:style-name="T18"> </text:span><text:span text:style-name="T17">generators</text:span><text:span text:style-name="T18"> </text:span><text:span text:style-name="T17">DELTA</text:span></text:p>
      <text:p text:style-name="P56"><text:span text:style-name="T17">///</text:span><text:span text:style-name="T18"> </text:span><text:span text:style-name="T17">and</text:span><text:span text:style-name="T18"> </text:span><text:span text:style-name="T17">each</text:span><text:span text:style-name="T18"> </text:span><text:span text:style-name="T17">generators</text:span><text:span text:style-name="T18"> </text:span><text:span text:style-name="T17">OMEGA</text:span><text:span text:style-name="T18"> </text:span><text:span text:style-name="T17">(thus</text:span><text:span text:style-name="T18"> </text:span><text:span text:style-name="T17">the</text:span><text:span text:style-name="T18"> </text:span><text:span text:style-name="T17">first</text:span><text:span text:style-name="T18"> </text:span><text:span text:style-name="T17">2*Numgens</text:span><text:span text:style-name="T18"> </text:span><text:span text:style-name="T17">values</text:span><text:span text:style-name="T18"> </text:span><text:span text:style-name="T17">of</text:span><text:span text:style-name="T18"> </text:span><text:span text:style-name="T17">F</text:span><text:span text:style-name="T18"> </text:span><text:span text:style-name="T17">are</text:span></text:p>
      <text:p text:style-name="P56"><text:span text:style-name="T17">///</text:span><text:span text:style-name="T18"> </text:span><text:span text:style-name="T17">set</text:span><text:span text:style-name="T18"> </text:span><text:span text:style-name="T17">to</text:span><text:span text:style-name="T18"> </text:span><text:span text:style-name="T17">the</text:span><text:span text:style-name="T18"> </text:span><text:span text:style-name="T17">proper</text:span><text:span text:style-name="T18"> </text:span><text:span text:style-name="T17">mismatch</text:span><text:span text:style-name="T18"> </text:span><text:span text:style-name="T17">values</text:span><text:span text:style-name="T18"> </text:span><text:span text:style-name="T17">--</text:span><text:span text:style-name="T18"> </text:span><text:span text:style-name="T17">remainder</text:span><text:span text:style-name="T18"> </text:span><text:span text:style-name="T17">can</text:span><text:span text:style-name="T18"> </text:span><text:span text:style-name="T17">be</text:span><text:span text:style-name="T18"> </text:span><text:span text:style-name="T17">0's</text:span><text:span text:style-name="T18"> </text:span><text:span text:style-name="T17">or</text:span><text:span text:style-name="T18"> </text:span><text:span text:style-name="T17">trash)</text:span><text:span text:style-name="T22">.</text:span></text:p>
      <text:p text:style-name="P56"><text:span text:style-name="T17">///</text:span><text:span text:style-name="T18"> </text:span><text:span text:style-name="T17">This</text:span><text:span text:style-name="T18"> </text:span><text:span text:style-name="T17">leaves</text:span><text:span text:style-name="T18"> </text:span><text:span text:style-name="T17">2*M</text:span><text:span text:style-name="T18"> </text:span><text:span text:style-name="T17">(or</text:span><text:span text:style-name="T18"> </text:span><text:span text:style-name="T17">equivalently</text:span><text:span text:style-name="T18"> </text:span><text:span text:style-name="T17">2*NumLines)</text:span><text:span text:style-name="T18"> </text:span><text:span text:style-name="T17">positions</text:span></text:p>
      <text:p text:style-name="P55"><text:span text:style-name="T17">///</text:span><text:span text:style-name="T18"> </text:span><text:span text:style-name="T17">yet</text:span><text:span text:style-name="T18"> </text:span><text:span text:style-name="T17">to</text:span><text:span text:style-name="T18"> </text:span><text:span text:style-name="T17">be</text:span><text:span text:style-name="T18"> </text:span><text:span text:style-name="T17">filled</text:span><text:span text:style-name="T18"> </text:span><text:span text:style-name="T17">by</text:span><text:span text:style-name="T18"> </text:span><text:span text:style-name="T17">later</text:span><text:span text:style-name="T18"> </text:span><text:span text:style-name="T17">processing.</text:span></text:p>
      <text:p text:style-name="P58">///--------------------------------------------------------------------</text:p>
      <text:p text:style-name="P56"><text:span text:style-name="T17">///</text:span><text:span text:style-name="T18"> <text:s text:c="2"/></text:span><text:span text:style-name="T17">Loop</text:span><text:span text:style-name="T18"> </text:span><text:span text:style-name="T17">Invariant:</text:span></text:p>
      <text:p text:style-name="P56"><text:span text:style-name="T17">///</text:span><text:span text:style-name="T18"> <text:s text:c="2"/></text:span><text:span text:style-name="T17">For</text:span><text:span text:style-name="T18"> </text:span><text:span text:style-name="T17">all</text:span><text:span text:style-name="T18"> </text:span><text:span text:style-name="T17">j=0</text:span><text:span text:style-name="T18"> </text:span><text:span text:style-name="T17">through</text:span><text:span text:style-name="T18"> </text:span><text:span text:style-name="T17">i-1,</text:span></text:p>
      <text:p text:style-name="P56"><text:span text:style-name="T17">///</text:span><text:span text:style-name="T18"> <text:s text:c="3"/></text:span><text:span text:style-name="T17">F[</text:span><text:span text:style-name="T18"> <text:s/></text:span><text:span text:style-name="T17">2*j</text:span><text:span text:style-name="T18"> <text:s text:c="3"/></text:span><text:span text:style-name="T17">][</text:span><text:span text:style-name="T18"> </text:span><text:span text:style-name="T17">0</text:span><text:span text:style-name="T18"> </text:span><text:span text:style-name="T17">]</text:span><text:span text:style-name="T18"> </text:span><text:span text:style-name="T17">=</text:span><text:span text:style-name="T18"> </text:span><text:span text:style-name="T17">mismatch</text:span><text:span text:style-name="T18"> </text:span><text:span text:style-name="T17">value</text:span><text:span text:style-name="T18"> </text:span><text:span text:style-name="T17">for</text:span><text:span text:style-name="T18"> </text:span><text:span text:style-name="T17">the</text:span><text:span text:style-name="T18"> </text:span><text:span text:style-name="T17">(j+1)th</text:span><text:span text:style-name="T18"> </text:span><text:span text:style-name="T17">system</text:span><text:span text:style-name="T18"> </text:span><text:span text:style-name="T17">delta</text:span></text:p>
      <text:p text:style-name="P56"><text:span text:style-name="T17">///</text:span><text:span text:style-name="T18"> <text:s text:c="3"/></text:span><text:span text:style-name="T17">F[</text:span><text:span text:style-name="T18"> </text:span><text:span text:style-name="T17">(2*j)+1</text:span><text:span text:style-name="T18"> </text:span><text:span text:style-name="T17">][</text:span><text:span text:style-name="T18"> </text:span><text:span text:style-name="T17">0</text:span><text:span text:style-name="T18"> </text:span><text:span text:style-name="T17">]</text:span><text:span text:style-name="T18"> </text:span><text:span text:style-name="T17">=</text:span><text:span text:style-name="T18"> </text:span><text:span text:style-name="T17">mismatch</text:span><text:span text:style-name="T18"> </text:span><text:span text:style-name="T17">value</text:span><text:span text:style-name="T18"> </text:span><text:span text:style-name="T17">for</text:span><text:span text:style-name="T18"> </text:span><text:span text:style-name="T17">the</text:span><text:span text:style-name="T18"> </text:span><text:span text:style-name="T17">(j+1)th</text:span><text:span text:style-name="T18"> </text:span><text:span text:style-name="T17">system</text:span><text:span text:style-name="T18"> </text:span><text:span text:style-name="T17">omega</text:span></text:p>
      <text:p text:style-name="P56"><text:span text:style-name="T17">///</text:span><text:span text:style-name="T18"> <text:s text:c="2"/></text:span></text:p>
      <text:p text:style-name="P58">///--------------------------------------------------------------------</text:p>
      <text:p text:style-name="P58">///</text:p>
      <text:p text:style-name="P56"><text:span text:style-name="T17">///</text:span><text:span text:style-name="T18"> <text:s text:c="3"/></text:span><text:span text:style-name="T17">Proof:</text:span></text:p>
      <text:p text:style-name="P58">///</text:p>
      <text:p text:style-name="P56"><text:span text:style-name="T17">///</text:span><text:span text:style-name="T18"> </text:span><text:span text:style-name="T17">INITITIALIZATION</text:span><text:span text:style-name="T18"> </text:span><text:span text:style-name="T17">(invariant):</text:span></text:p>
      <text:p text:style-name="P56"><text:span text:style-name="T17">///</text:span><text:span text:style-name="T18"> <text:s text:c="2"/></text:span><text:span text:style-name="T17">i</text:span><text:span text:style-name="T18"> </text:span><text:span text:style-name="T17">=</text:span><text:span text:style-name="T18"> </text:span><text:span text:style-name="T17">0,</text:span><text:span text:style-name="T18"> </text:span><text:span text:style-name="T17">thus</text:span><text:span text:style-name="T18"> </text:span><text:span text:style-name="T17">a</text:span><text:span text:style-name="T18"> </text:span><text:span text:style-name="T17">null</text:span><text:span text:style-name="T18"> </text:span><text:span text:style-name="T17">range</text:span><text:span text:style-name="T18"> </text:span><text:span text:style-name="T17">on</text:span><text:span text:style-name="T18"> </text:span><text:span text:style-name="T17">j</text:span></text:p>
      <text:p text:style-name="P58">///</text:p>
      <text:p text:style-name="P56"><text:span text:style-name="T17">///</text:span><text:span text:style-name="T18"> </text:span><text:span text:style-name="T17">MAINTENANCE</text:span><text:span text:style-name="T18"> </text:span><text:span text:style-name="T17">(invariant):</text:span></text:p>
      <text:p text:style-name="P56"><text:span text:style-name="T17">///</text:span><text:span text:style-name="T18"> <text:s text:c="2"/></text:span><text:span text:style-name="T17">loop</text:span><text:span text:style-name="T18"> </text:span><text:span text:style-name="T17">starts</text:span><text:span text:style-name="T18"> </text:span><text:span text:style-name="T17">with</text:span><text:span text:style-name="T18"> </text:span><text:span text:style-name="T17">the</text:span><text:span text:style-name="T18"> </text:span><text:span text:style-name="T17">first</text:span><text:span text:style-name="T18"> </text:span><text:span text:style-name="T17">(i-1)</text:span><text:span text:style-name="T18"> </text:span><text:span text:style-name="T17">pairs</text:span><text:span text:style-name="T18"> </text:span><text:span text:style-name="T17">of</text:span><text:span text:style-name="T18"> </text:span><text:span text:style-name="T17">mismatch</text:span><text:span text:style-name="T18"> </text:span><text:span text:style-name="T17">values</text:span><text:span text:style-name="T18"> </text:span><text:span text:style-name="T17">in</text:span><text:span text:style-name="T18"> </text:span><text:span text:style-name="T17">F.</text:span></text:p>
      <text:p text:style-name="P56"><text:span text:style-name="T17">///</text:span><text:span text:style-name="T18"> <text:s text:c="2"/></text:span><text:span text:style-name="T17">Calculate</text:span><text:span text:style-name="T18"> </text:span><text:span text:style-name="T17">and</text:span><text:span text:style-name="T18"> </text:span><text:span text:style-name="T17">insert</text:span><text:span text:style-name="T18"> </text:span><text:span text:style-name="T17">the</text:span><text:span text:style-name="T18"> </text:span><text:span text:style-name="T17">next</text:span><text:span text:style-name="T18"> </text:span><text:span text:style-name="T17">pair</text:span><text:span text:style-name="T18"> </text:span><text:span text:style-name="T17">of</text:span><text:span text:style-name="T18"> </text:span><text:span text:style-name="T17">values</text:span><text:span text:style-name="T18"> </text:span><text:span text:style-name="T17">into</text:span><text:span text:style-name="T18"> </text:span><text:span text:style-name="T17">F.</text:span></text:p>
      <text:p text:style-name="P56"><text:span text:style-name="T17">///</text:span><text:span text:style-name="T18"> <text:s text:c="2"/></text:span><text:span text:style-name="T17">Increment</text:span><text:span text:style-name="T18"> </text:span><text:span text:style-name="T17">i</text:span><text:span text:style-name="T18"> </text:span><text:span text:style-name="T17">to</text:span><text:span text:style-name="T18"> </text:span><text:span text:style-name="T17">account</text:span><text:span text:style-name="T18"> </text:span><text:span text:style-name="T17">for</text:span><text:span text:style-name="T18"> </text:span><text:span text:style-name="T17">the</text:span><text:span text:style-name="T18"> </text:span><text:span text:style-name="T17">insertion,</text:span><text:span text:style-name="T18"> </text:span><text:span text:style-name="T17">which</text:span><text:span text:style-name="T18"> </text:span><text:span text:style-name="T17">keeps</text:span><text:span text:style-name="T18"> </text:span><text:span text:style-name="T17">the</text:span></text:p>
      <text:p text:style-name="P56"><text:span text:style-name="T17">///</text:span><text:span text:style-name="T18"> <text:s text:c="2"/></text:span><text:span text:style-name="T17">invariant</text:span><text:span text:style-name="T18"> </text:span><text:span text:style-name="T17">valid.</text:span><text:span text:style-name="T18"> </text:span></text:p>
      <text:p text:style-name="P58">///</text:p>
      <text:p text:style-name="P56"><text:span text:style-name="T17">///</text:span><text:span text:style-name="T18"> </text:span><text:span text:style-name="T17">TERMINATION</text:span><text:span text:style-name="T18"> </text:span><text:span text:style-name="T17">(invariant):</text:span></text:p>
      <text:p text:style-name="P56"><text:span text:style-name="T17">///</text:span><text:span text:style-name="T18"> <text:s text:c="2"/></text:span><text:span text:style-name="T17">i</text:span><text:span text:style-name="T18"> </text:span><text:span text:style-name="T17">=</text:span><text:span text:style-name="T18"> </text:span><text:span text:style-name="T17">Numgens,</text:span><text:span text:style-name="T18"> </text:span><text:span text:style-name="T17">which</text:span><text:span text:style-name="T18"> </text:span><text:span text:style-name="T17">causes</text:span><text:span text:style-name="T18"> </text:span><text:span text:style-name="T17">j</text:span><text:span text:style-name="T18"> </text:span><text:span text:style-name="T17">to</text:span><text:span text:style-name="T18"> </text:span><text:span text:style-name="T17">take</text:span><text:span text:style-name="T18"> </text:span><text:span text:style-name="T17">on</text:span><text:span text:style-name="T18"> </text:span><text:span text:style-name="T17">Numgens</text:span><text:span text:style-name="T18"> </text:span><text:span text:style-name="T17">distinct</text:span><text:span text:style-name="T18"> </text:span><text:span text:style-name="T17">values.</text:span></text:p>
      <text:p text:style-name="P56"><text:span text:style-name="T17">///</text:span><text:span text:style-name="T18"> <text:s text:c="2"/></text:span><text:span text:style-name="T17">Thus,</text:span><text:span text:style-name="T18"> </text:span><text:span text:style-name="T17">all</text:span><text:span text:style-name="T18"> </text:span><text:span text:style-name="T17">Numgens</text:span><text:span text:style-name="T18"> </text:span><text:span text:style-name="T17">pairs</text:span><text:span text:style-name="T18"> </text:span><text:span text:style-name="T17">of</text:span><text:span text:style-name="T18"> </text:span><text:span text:style-name="T17">values</text:span><text:span text:style-name="T18"> </text:span><text:span text:style-name="T17">have</text:span><text:span text:style-name="T18"> </text:span><text:span text:style-name="T17">been</text:span><text:span text:style-name="T18"> </text:span><text:span text:style-name="T17">traversed/set.</text:span></text:p>
      <text:p text:style-name="P57">////////////////////////////////////////////////////////////////////////////////</text:p>
      <text:h text:style-name="P67" text:outline-level="1"><text:soft-page-break/>Miscellaneous</text:h>
      <text:h text:style-name="P73" text:outline-level="2">Indentation</text:h>
      <text:list xml:id="list1456487837" text:style-name="WW8Num7">
        <text:list-item>
          <text:p text:style-name="P51">Indentation is four spaces. Tab characters must not be used.</text:p>
        </text:list-item>
        <text:list-item>
          <text:p text:style-name="P51">The code within a scope must always be indented once. Namespaces are an exception.</text:p>
        </text:list-item>
        <text:list-item>
          <text:p text:style-name="P51">Code should not be nested any deeper than five levels of indentation – such code is a candidate for decomposition.</text:p>
        </text:list-item>
        <text:list-item>
          <text:p text:style-name="P21"><text:span text:style-name="T12">The </text:span><text:span text:style-name="T16">else</text:span><text:span text:style-name="T12"> statement in an if-else block must be placed on its own line, as shown here:</text:span></text:p>
        </text:list-item>
      </text:list>
      <text:p text:style-name="P60">if(condition)</text:p>
      <text:p text:style-name="P60">{</text:p>
      <text:p text:style-name="P59"><text:span text:style-name="T20"><text:s text:c="4"/></text:span><text:span text:style-name="T19">//</text:span><text:span text:style-name="T20"> </text:span><text:span text:style-name="T19">body</text:span></text:p>
      <text:p text:style-name="P60">}</text:p>
      <text:p text:style-name="P60">else</text:p>
      <text:p text:style-name="P60">{</text:p>
      <text:p text:style-name="P59"><text:span text:style-name="T20"><text:s text:c="4"/></text:span><text:span text:style-name="T19">//</text:span><text:span text:style-name="T20"> </text:span><text:span text:style-name="T19">body</text:span></text:p>
      <text:p text:style-name="P60">}</text:p>
      <text:h text:style-name="P73" text:outline-level="2">Braces</text:h>
      <text:list xml:id="list1902419330" text:style-name="WW8Num9">
        <text:list-item>
          <text:p text:style-name="P52">Opening French braces should be on their own line.</text:p>
        </text:list-item>
        <text:list-item>
          <text:p text:style-name="P52">Closing braces should have the same indentation as the associated opening brace.</text:p>
        </text:list-item>
        <text:list-item>
          <text:p text:style-name="P52">Empty functions and namespace declarations are exempt from this rule.</text:p>
        </text:list-item>
      </text:list>
      <text:h text:style-name="P74" text:outline-level="2">Correctness<text:span text:style-name="T3"> </text:span>Considerations</text:h>
      <text:p text:style-name="P61">Use the assert() statements (or exceptions) for all significant preconditions, postconditions, and program and loop invariants when developing code. <text:s/>These may be turned off for released code only if performance is a significant issue: it’s better to have slightly slower code than incorrect code. For distributed code, additional standards may be developed for assertions on collected state.</text:p>
      <text:h text:style-name="P72" text:outline-level="2"><text:span text:style-name="T26">Overall</text:span><text:span text:style-name="T27"> </text:span><text:span text:style-name="T26">Coding</text:span><text:span text:style-name="T27"> </text:span><text:span text:style-name="T26">Practices</text:span></text:h>
      <text:list xml:id="list1815310093" text:style-name="WW8Num3">
        <text:list-item>
          <text:p text:style-name="P38">Recursion should be avoided unless the original mathematical expression or algorithm is best expressed through recursion and speed is not an issue. <text:s/></text:p>
        </text:list-item>
        <text:list-item>
          <text:p text:style-name="P38">Set internal units should be specified and used, ideally throughout the entire system. <text:s/>For example, all voltage variables could be kept in millivolts. <text:s/>Conversion should occur only before user output, after user input, or before and after interfacing with a specific piece of hardware that does not allow using the standard internal unit. Ensure such unit conversions are well documented.</text:p>
        </text:list-item>
        <text:list-item>
          <text:p text:style-name="P33"><text:soft-page-break/><text:span text:style-name="T12">Using increments/decrements inside statements should not be done. <text:s/>For example, don’t </text:span><text:span text:style-name="T24">setchannel(++a);</text:span><text:span text:style-name="T12"> <text:s/>The one exception to this is using postincrement within a for loop declaration.</text:span></text:p>
        </text:list-item>
        <text:list-item>
          <text:p text:style-name="P38">“if” conditionals should be a Boolean statement. <text:s/>If you mean to see if something is zero or not, ask if it == or != zero.</text:p>
        </text:list-item>
        <text:list-item>
          <text:p text:style-name="P38">French braces must be included around the body of an if statement or loop even if only one line is done.</text:p>
        </text:list-item>
        <text:list-item>
          <text:p text:style-name="P38">Do not use ternary conditional expressions (x?y:z).</text:p>
        </text:list-item>
        <text:list-item>
          <text:p text:style-name="P38">Limit the use of macros.</text:p>
        </text:list-item>
        <text:list-item>
          <text:p text:style-name="P38">Check all return statuses!</text:p>
        </text:list-item>
        <text:list-item>
          <text:p text:style-name="P33"><text:span text:style-name="T12">In general, write modern C++. <text:s/>Use </text:span><text:span text:style-name="T16">std::vector</text:span><text:span text:style-name="T12"> rather than built-in arrays, </text:span><text:span text:style-name="T16">new</text:span><text:span text:style-name="T21"> </text:span><text:span text:style-name="T13">and</text:span><text:span text:style-name="T21"> </text:span><text:span text:style-name="T16">delete</text:span><text:span text:style-name="T21"> </text:span><text:span text:style-name="T13">in</text:span><text:span text:style-name="T12"> </text:span><text:span text:style-name="T10">preference</text:span><text:span text:style-name="T12"> </text:span><text:span text:style-name="T10">to</text:span><text:span text:style-name="T12"> </text:span><text:span text:style-name="T16">malloc</text:span><text:span text:style-name="T29"> </text:span><text:span text:style-name="T13">and</text:span><text:span text:style-name="T12"> </text:span><text:span text:style-name="T16">free</text:span><text:span text:style-name="T13">,</text:span><text:span text:style-name="T12"> </text:span><text:span text:style-name="T10">and</text:span><text:span text:style-name="T12"> <text:s/></text:span><text:span text:style-name="T16">std::string</text:span><text:span text:style-name="T21"> </text:span><text:span text:style-name="T13">rather</text:span><text:span text:style-name="T12"> </text:span><text:span text:style-name="T10">than</text:span><text:span text:style-name="T12"> </text:span><text:span text:style-name="T16">char*</text:span><text:span text:style-name="T13">.</text:span><text:span text:style-name="T12"> <text:s/></text:span><text:span text:style-name="T10">Utilize</text:span><text:span text:style-name="T12"> </text:span><text:span text:style-name="T10">Boost</text:span><text:span text:style-name="T12"> </text:span><text:span text:style-name="T10">smart</text:span><text:span text:style-name="T12"> </text:span><text:span text:style-name="T10">pointers</text:span><text:span text:style-name="T12"> </text:span><text:span text:style-name="T10">to</text:span><text:span text:style-name="T12"> </text:span><text:span text:style-name="T10">manage</text:span><text:span text:style-name="T12"> </text:span><text:span text:style-name="T10">heap</text:span><text:span text:style-name="T12"> </text:span><text:span text:style-name="T10">memory.</text:span></text:p>
        </text:list-item>
      </text:list>
      <text:h text:style-name="P72" text:outline-level="2"><text:span text:style-name="T26">Compiler</text:span><text:span text:style-name="T27"> </text:span><text:span text:style-name="T26">Conventions</text:span></text:h>
      <text:list xml:id="list2151213993" text:style-name="WW8Num2">
        <text:list-item>
          <text:p text:style-name="P5">Filename extensions:</text:p>
        </text:list-item>
      </text:list>
      <text:p text:style-name="P14"/>
      <text:p text:style-name="P62"><text:span text:style-name="T22">.h:</text:span><text:span text:style-name="T23"><text:tab/></text:span><text:span text:style-name="T22">Header</text:span><text:span text:style-name="T23"> </text:span><text:span text:style-name="T22">that</text:span><text:span text:style-name="T23"> </text:span><text:span text:style-name="T22">can</text:span><text:span text:style-name="T23"> </text:span><text:span text:style-name="T22">be</text:span><text:span text:style-name="T23"> </text:span><text:span text:style-name="T22">used</text:span><text:span text:style-name="T23"> </text:span><text:span text:style-name="T22">in</text:span><text:span text:style-name="T23"> </text:span><text:span text:style-name="T22">C</text:span><text:span text:style-name="T23"> </text:span><text:span text:style-name="T22">or</text:span><text:span text:style-name="T23"> </text:span><text:span text:style-name="T22">C++</text:span><text:span text:style-name="T23"> </text:span><text:span text:style-name="T22">code</text:span></text:p>
      <text:p text:style-name="P63"><text:span text:style-name="T22">.hpp:</text:span><text:span text:style-name="T23"><text:tab/></text:span><text:span text:style-name="T22">Header</text:span><text:span text:style-name="T23"> </text:span><text:span text:style-name="T22">that</text:span><text:span text:style-name="T23"> </text:span><text:span text:style-name="T22">can</text:span><text:span text:style-name="T23"> </text:span><text:span text:style-name="T22">only</text:span><text:span text:style-name="T23"> </text:span><text:span text:style-name="T22">be</text:span><text:span text:style-name="T23"> </text:span><text:span text:style-name="T22">used</text:span><text:span text:style-name="T23"> </text:span><text:span text:style-name="T22">in</text:span><text:span text:style-name="T23"> </text:span><text:span text:style-name="T22">C++</text:span><text:span text:style-name="T23"> </text:span><text:span text:style-name="T22">code</text:span></text:p>
      <text:p text:style-name="P63"><text:span text:style-name="T22">.c:</text:span><text:span text:style-name="T23"><text:tab/></text:span><text:span text:style-name="T22">C</text:span><text:span text:style-name="T23"> </text:span><text:span text:style-name="T22">source</text:span><text:span text:style-name="T23"> </text:span><text:span text:style-name="T22">file</text:span></text:p>
      <text:p text:style-name="P27"><text:span text:style-name="T22">.cpp:</text:span><text:span text:style-name="T23"><text:tab/></text:span><text:span text:style-name="T22">C++</text:span><text:span text:style-name="T23"> </text:span><text:span text:style-name="T22">source</text:span><text:span text:style-name="T23"> </text:span><text:span text:style-name="T22">file</text:span></text:p>
      <text:p text:style-name="P28">.tpp:<text:span text:style-name="T28"> </text:span>C++<text:span text:style-name="T28"> </text:span>header<text:span text:style-name="T28"> </text:span>implementation<text:span text:style-name="T28"> </text:span>file<text:span text:style-name="T28"> </text:span>for<text:span text:style-name="T28"> </text:span>a<text:span text:style-name="T28"> </text:span>templated<text:span text:style-name="T28"> </text:span>class</text:p>
      <text:p text:style-name="P64"/>
      <text:p text:style-name="P26">This scheme allows for sharing header files between C and C++, which is nice when dealing with numerical code which is mostly written in C. <text:s/>It also avoids the ugliness of #include "foo.cpp" by separating out object code from templated class implementation.</text:p>
      <text:p text:style-name="P28"/>
      <text:p text:style-name="P26">Do not use any reserved identifier conventions. <text:s/>C++ reserves any identifier beginning with an underscore, and any identifier with two or more consecutive underscores anywhere in it, for the standard library implementation.</text:p>
      <text:p text:style-name="P28"/>
      <text:list xml:id="list2095427818" text:continue-numbering="true" text:style-name="WW8Num2">
        <text:list-item>
          <text:p text:style-name="P6">Flags</text:p>
        </text:list-item>
      </text:list>
      <text:p text:style-name="P10"/>
      <text:p text:style-name="P25">gcc/g++ flags should include -Wextra -Wall -pedantic. <text:s/>Most warnings are there for a good reason. Suppress warnings with gcc pragmas only if the warnings are fully understood, and reenable them as soon as possible. <text:s/>All warnings must be either corrected or suppressed.</text:p>
      <text:p text:style-name="P4"/>
      <text:p text:style-name="P26">gcc should be invoked with -std=c99 and g++ with -std=c++98. <text:s/>This is to prevent GNU-specific code from creeping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Arial1" svg:font-family="Arial" style:font-family-generic="roman"/>
    <style:font-face style:name="Droid Sans Fallback1" svg:font-family="'Droid Sans Fallback'" style:font-pitch="variable"/>
    <style:font-face style:name="FreeSans" svg:font-family="FreeSans,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writing-mode="lr-tb"/>
      <style:text-properties style:use-window-font-color="true" style:font-name="Arial" fo:font-size="12pt" fo:language="en" fo:country="U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1"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Free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name-complex="FreeSans"/>
    </style:style>
    <style:style style:name="Heading_20_1" style:display-name="Heading 1" style:family="paragraph" style:parent-style-name="Standard" style:next-style-name="Standard" style:default-outline-level="1" style:class="text"/>
    <style:style style:name="Heading_20_2" style:display-name="Heading 2" style:family="paragraph" style:parent-style-name="Standard" style:next-style-name="Standard" style:default-outline-level="2" style:class="text"/>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WW8Num3z0" style:family="text">
      <style:text-properties style:font-name="Times New Roman" style:font-name-complex="Times New Roman"/>
    </style:style>
    <style:style style:name="WW8Num4z0" style:family="text">
      <style:text-properties style:font-name="Times New Roman" style:font-name-complex="Times New Roman"/>
    </style:style>
    <style:style style:name="WW8Num5z0" style:family="text">
      <style:text-properties style:font-name="Times New Roman" style:font-name-complex="Times New Roman"/>
    </style:style>
    <style:style style:name="WW8Num6z0" style:family="text">
      <style:text-properties style:font-name="Times New Roman" style:font-name-complex="Times New Roman"/>
    </style:style>
    <style:style style:name="WW8Num7z0" style:family="text">
      <style:text-properties style:font-name="Times New Roman" style:font-name-complex="Times New Roman"/>
    </style:style>
    <style:style style:name="WW8Num8z0" style:family="text">
      <style:text-properties style:font-name="Times New Roman" style:font-name-complex="Times New Roman"/>
    </style:style>
    <style:style style:name="WW8Num9z0" style:family="text">
      <style:text-properties style:font-name="Times New Roman" style:font-name-complex="Times New Roman"/>
    </style:style>
    <style:style style:name="WW8Num10z0" style:family="text">
      <style:text-properties style:font-name="Symbol" style:font-name-complex="Symbol"/>
    </style:style>
    <style:style style:name="WW8Num11z0" style:family="text">
      <style:text-properties style:font-name="Times New Roman" style:font-name-complex="Times New Roman"/>
    </style:style>
    <style:style style:name="WW8Num12z0" style:family="text">
      <style:text-properties style:font-name="Times New Roman" style:font-name-complex="Times New Roman"/>
    </style:style>
    <style:style style:name="WW8Num14z0" style:family="text">
      <style:text-properties style:font-name="Times New Roman" style:font-name-complex="Times New Roman"/>
    </style:style>
    <style:style style:name="Default_20_Paragraph_20_Font" style:display-name="Default Paragraph Font" style:family="text"/>
    <style:style style:name="WW8Num13z0" style:family="text">
      <style:text-properties style:font-name="Times New Roman" style:font-name-complex="Times New Roman"/>
    </style:style>
    <style:style style:name="WW8Num15z0" style:family="text">
      <style:text-properties style:font-name="Times New Roman" style:font-name-complex="Times New Roman"/>
    </style:style>
    <style:style style:name="WW8Num16z0" style:family="text">
      <style:text-properties style:font-name="Times New Roman" style:font-name-complex="Times New Roman"/>
    </style:style>
    <style:style style:name="WW8Num17z0" style:family="text">
      <style:text-properties style:font-name="Times New Roman" style:font-name-complex="Times New Roman"/>
    </style:style>
    <style:style style:name="Absatz-Standardschriftart" style:family="text"/>
    <style:style style:name="WW-Absatz-Standardschriftart" style:family="text"/>
    <style:style style:name="WW8Num18z0" style:family="text">
      <style:text-properties style:font-name="Symbol" style:font-name-complex="Symbol"/>
    </style:style>
    <style:style style:name="WW8NumSt2z0" style:family="text">
      <style:text-properties style:font-name="Times New Roman" style:font-name-complex="Times New Roman"/>
    </style:style>
    <style:style style:name="WW8NumSt3z0" style:family="text">
      <style:text-properties style:font-name="Times New Roman" style:font-name-complex="Times New Roman"/>
    </style:style>
    <style:style style:name="WW8NumSt4z0" style:family="text">
      <style:text-properties style:font-name="Times New Roman" style:font-name-complex="Times New Roman"/>
    </style:style>
    <style:style style:name="WW8NumSt5z0" style:family="text">
      <style:text-properties style:font-name="Times New Roman" style:font-name-complex="Times New Roman"/>
    </style:style>
    <style:style style:name="WW8NumSt6z0" style:family="text">
      <style:text-properties style:font-name="Times New Roman" style:font-name-complex="Times New Roman"/>
    </style:style>
    <style:style style:name="WW8NumSt7z0" style:family="text">
      <style:text-properties style:font-name="Times New Roman" style:font-name-complex="Times New Roman"/>
    </style:style>
    <style:style style:name="WW8NumSt8z0" style:family="text">
      <style:text-properties style:font-name="Times New Roman" style:font-name-complex="Times New Roman"/>
    </style:style>
    <style:style style:name="WW8NumSt9z0" style:family="text">
      <style:text-properties style:font-name="Times New Roman" style:font-name-complex="Times New Roman"/>
    </style:style>
    <style:style style:name="WW8NumSt11z0" style:family="text">
      <style:text-properties style:font-name="Times New Roman" style:font-name-complex="Times New Roman"/>
    </style:style>
    <style:style style:name="WW8NumSt12z0" style:family="text">
      <style:text-properties style:font-name="Times New Roman" style:font-name-complex="Times New Roman"/>
    </style:style>
    <style:style style:name="WW8NumSt14z0" style:family="text">
      <style:text-properties style:font-name="Times New Roman" style:font-name-complex="Times New Roman"/>
    </style:style>
    <style:style style:name="WW8NumSt15z0" style:family="text">
      <style:text-properties style:font-name="Times New Roman" style:font-name-complex="Times New Roman"/>
    </style:style>
    <style:style style:name="WW8NumSt17z0" style:family="text">
      <style:text-properties style:font-name="Times New Roman" style:font-name-complex="Times New Roman"/>
    </style:style>
    <style:style style:name="WW8NumSt18z0" style:family="text">
      <style:text-properties style:font-name="Times New Roman" style:font-name-complex="Times New Roman"/>
    </style:style>
    <style:style style:name="WW8NumSt19z0" style:family="text">
      <style:text-properties style:font-name="Times New Roman" style:font-name-complex="Times New Roman"/>
    </style:style>
    <style:style style:name="WW8NumSt20z0" style:family="text">
      <style:text-properties style:font-name="Times New Roman" style:font-name-complex="Times New Roman"/>
    </style:style>
    <style:style style:name="WW8NumSt21z0" style:family="text">
      <style:text-properties style:font-name="Times New Roman" style:font-name-complex="Times New Roman"/>
    </style:style>
    <style:style style:name="WW8NumSt22z0" style:family="text">
      <style:text-properties style:font-name="Times New Roman" style:font-name-complex="Times New Roman"/>
    </style:style>
    <style:style style:name="WW8NumSt23z0" style:family="text">
      <style:text-properties style:font-name="Times New Roman" style:font-name-complex="Times New Roman"/>
    </style:style>
    <style:style style:name="WW8NumSt24z0" style:family="text">
      <style:text-properties style:font-name="Times New Roman" style:font-name-complex="Times New Roman"/>
    </style:style>
    <style:style style:name="WW8NumSt25z0" style:family="text">
      <style:text-properties style:font-name="Times New Roman" style:font-name-complex="Times New Roman"/>
    </style:style>
    <style:style style:name="WW8NumSt26z0" style:family="text">
      <style:text-properties style:font-name="Times New Roman" style:font-name-complex="Times New Roman"/>
    </style:style>
    <style:style style:name="WW8NumSt28z0" style:family="text">
      <style:text-properties style:font-name="Times New Roman" style:font-name-complex="Times New Roman"/>
    </style:style>
    <style:style style:name="WW8NumSt29z0" style:family="text">
      <style:text-properties style:font-name="Times New Roman" style:font-name-complex="Times New Roman"/>
    </style:style>
    <style:style style:name="WW8NumSt31z0" style:family="text">
      <style:text-properties style:font-name="Times New Roman" style:font-name-complex="Times New Roman"/>
    </style:style>
    <style:style style:name="WW8NumSt32z0" style:family="text">
      <style:text-properties style:font-name="Times New Roman" style:font-name-complex="Times New Roman"/>
    </style:style>
    <style:style style:name="WW8NumSt33z0" style:family="text">
      <style:text-properties style:font-name="Times New Roman" style:font-name-complex="Times New Roman"/>
    </style:style>
    <style:style style:name="WW8NumSt34z0" style:family="text">
      <style:text-properties style:font-name="Times New Roman" style:font-name-complex="Times New Roman"/>
    </style:style>
    <style:style style:name="WW8NumSt36z0" style:family="text">
      <style:text-properties style:font-name="Times New Roman" style:font-name-complex="Times New Roman"/>
    </style:style>
    <style:style style:name="WW8NumSt37z0" style:family="text">
      <style:text-properties style:font-name="Times New Roman" style:font-name-complex="Times New Roman"/>
    </style:style>
    <style:style style:name="WW8NumSt38z0" style:family="text">
      <style:text-properties style:font-name="Times New Roman" style:font-name-complex="Times New Roman"/>
    </style:style>
    <style:style style:name="WW8NumSt39z0" style:family="text">
      <style:text-properties style:font-name="Times New Roman" style:font-name-complex="Times New Roman"/>
    </style:style>
    <style:style style:name="WW8NumSt40z0" style:family="text">
      <style:text-properties style:font-name="Times New Roman" style:font-name-complex="Times New Roman"/>
    </style:style>
    <style:style style:name="WW8NumSt41z0" style:family="text">
      <style:text-properties style:font-name="Times New Roman" style:font-name-complex="Times New Roman"/>
    </style:style>
    <style:style style:name="WW8NumSt43z0" style:family="text">
      <style:text-properties style:font-name="Times New Roman" style:font-name-complex="Times New Roman"/>
    </style:style>
    <style:style style:name="WW8NumSt44z0" style:family="text">
      <style:text-properties style:font-name="Times New Roman" style:font-name-complex="Times New Roman"/>
    </style:style>
    <style:style style:name="WW8NumSt46z0" style:family="text">
      <style:text-properties style:font-name="Times New Roman" style:font-name-complex="Times New Roman"/>
    </style:style>
    <style:style style:name="WW8NumSt48z0" style:family="text">
      <style:text-properties style:font-name="Times New Roman" style:font-name-complex="Times New Roman"/>
    </style:style>
    <style:style style:name="WW8NumSt49z0" style:family="text">
      <style:text-properties style:font-name="Times New Roman" style:font-name-complex="Times New Roman"/>
    </style:style>
    <style:style style:name="WW8NumSt50z0" style:family="text">
      <style:text-properties style:font-name="Times New Roman" style:font-name-complex="Times New Roman"/>
    </style:style>
    <style:style style:name="WW8NumSt51z0" style:family="text">
      <style:text-properties style:font-name="Times New Roman" style:font-name-complex="Times New Roman"/>
    </style:style>
    <style:style style:name="WW8NumSt53z0" style:family="text">
      <style:text-properties style:font-name="Times New Roman" style:font-name-complex="Times New Roman"/>
    </style:style>
    <style:style style:name="WW8NumSt55z0" style:family="text">
      <style:text-properties style:font-name="Times New Roman" style:font-name-complex="Times New Roman"/>
    </style:style>
    <style:style style:name="WW8NumSt56z0" style:family="text">
      <style:text-properties style:font-name="Times New Roman" style:font-name-complex="Times New Roman"/>
    </style:style>
    <style:style style:name="WW8NumSt57z0" style:family="text">
      <style:text-properties style:font-name="Times New Roman" style:font-name-complex="Times New Roman"/>
    </style:style>
    <style:style style:name="WW8NumSt58z0" style:family="text">
      <style:text-properties style:font-name="Times New Roman" style:font-name-complex="Times New Roman"/>
    </style:style>
    <style:style style:name="WW8NumSt59z0" style:family="text">
      <style:text-properties style:font-name="Times New Roman" style:font-name-complex="Times New Roman"/>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agraph-properties style:writing-mode="lr-tb"/>
      <style:text-properties style:font-name="Arial1" fo:font-style="normal" fo:font-weight="normal" style:font-name-asian="Arial1" style:font-name-complex="Arial1"/>
    </style:style>
    <style:style style:name="MP3" style:family="paragraph" style:parent-style-name="Footer">
      <style:paragraph-properties fo:text-align="center" style:justify-single-word="false"/>
    </style:style>
    <style:style style:name="MT1" style:family="text"/>
    <style:style style:name="Mgr1" style:family="graphic">
      <style:graphic-properties draw:stroke="none" draw:fill="solid" draw:fill-color="#c0c0c0" draw:opacity="50%" draw:textarea-horizontal-align="center" draw:textarea-vertical-align="middle" draw:auto-grow-height="false" draw:fit-to-size="false" fo:padding-top="0.0902in" fo:padding-bottom="0.0902in" fo:padding-left="0.1736in" fo:padding-right="0.1736in" fo:wrap-option="no-wrap" fo:margin-left="0.1256in" fo:margin-right="0.1256in" style:run-through="background" style:wrap="run-through" style:number-wrapped-paragraphs="no-limit" style:vertical-pos="middle" style:vertical-rel="page-content" style:horizontal-pos="center" style:horizontal-rel="page-content"/>
    </style:style>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5in" fo:margin-bottom="1.5in" fo:margin-left="1in" fo:margin-right="1in" fo:background-color="#ffffff"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custom-shape text:anchor-type="char" draw:z-index="11" draw:name="PowerPlusWaterMarkObject3" draw:style-name="Mgr1" draw:text-style-name="MP2" svg:width="11.9634in" svg:height="11.963in" draw:transform="rotate (0.785398163397448) translate (-1in 6.95902777777778in)"><text:p text:style-name="MP2">DRAFT</text:p><draw:enhanced-geometry draw:text-path-allowed="tru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page-number text:select-page="current">12</text:page-numb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MR Power Group</dc:title>
    <meta:initial-creator>jtown</meta:initial-creator>
    <meta:creation-date>2012-04-11T13:51:00</meta:creation-date>
    <dc:creator>Michael Catanzaro</dc:creator>
    <dc:date>2012-04-11T13:59:18</dc:date>
    <meta:print-date>2005-09-01T10:03:00</meta:print-date>
    <meta:editing-cycles>2</meta:editing-cycles>
    <meta:editing-duration>PT1M</meta:editing-duration>
    <meta:document-statistic meta:table-count="0" meta:image-count="0" meta:object-count="0" meta:page-count="12" meta:paragraph-count="289" meta:word-count="2491" meta:character-count="16153" meta:non-whitespace-character-count="13798"/>
    <meta:generator>LibreOffice/3.4$Unix LibreOffice_project/340m1$Build-1505</meta:generator>
    <meta:user-defined meta:name="Info 1"/>
    <meta:user-defined meta:name="Info 2"/>
    <meta:user-defined meta:name="Info 3"/>
    <meta:user-defined meta:name="Info 4"/>
  </office:meta>
</office:document-meta>
</file>